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DO NOT TOUCH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Anthìlia Donnafuga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910">
            <text:p>91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(18/07/2024): 6 x 9,1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sa6p5qx7ntztkxh743h</text:p>
          </table:table-cell>
          <table:table-cell office:value-type="string">
            <text:p>WHITE</text:p>
          </table:table-cell>
          <table:table-cell office:value-type="string">
            <text:p>Anthìlia</text:p>
          </table:table-cell>
          <table:table-cell office:value-type="string">
            <text:p>Donnafugata</text:p>
          </table:table-cell>
          <table:table-cell office:value-type="float" office:value="42.655277">
            <text:p>42.6552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e Serre Nuove Ornellai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  <table:table-cell office:value-type="float" office:value="3590">
            <text:p>359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(17/01/2020): 3 x 35,9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84p32acb7v4yb1s1mc</text:p>
          </table:table-cell>
          <table:table-cell office:value-type="string">
            <text:p>RED</text:p>
          </table:table-cell>
          <table:table-cell office:value-type="string">
            <text:p>Le Serre Nuove</text:p>
          </table:table-cell>
          <table:table-cell office:value-type="string">
            <text:p>Ornellaia</text:p>
          </table:table-cell>
          <table:table-cell office:value-type="float" office:value="48.275265">
            <text:p>48.2752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Maurus Vie di Roman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300">
            <text:p>4300</text:p>
          </table:table-cell>
          <table:table-cell office:value-type="float" office:value="1470">
            <text:p>147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(07/12/2023): 6 x 14,7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5r3k3vmbj8sh6xb8m</text:p>
          </table:table-cell>
          <table:table-cell office:value-type="string">
            <text:p>RED</text:p>
          </table:table-cell>
          <table:table-cell office:value-type="string">
            <text:p>Merlot Maurus</text:p>
          </table:table-cell>
          <table:table-cell office:value-type="string">
            <text:p>Vie di Romans</text:p>
          </table:table-cell>
          <table:table-cell office:value-type="float" office:value="47.3274">
            <text:p>47.32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Sauvignon Riserva Sass Roà Laimburg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00">
            <text:p>4400</text:p>
          </table:table-cell>
          <table:table-cell office:value-type="float" office:value="1710">
            <text:p>171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(19/12/2024): 6 x 17,1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2tw7casdabj21s14q2n</text:p>
          </table:table-cell>
          <table:table-cell office:value-type="string">
            <text:p>RED</text:p>
          </table:table-cell>
          <table:table-cell office:value-type="string">
            <text:p>Cabernet Sauvignon Riserva Sass Roà</text:p>
          </table:table-cell>
          <table:table-cell office:value-type="string">
            <text:p>Laimburg</text:p>
          </table:table-cell>
          <table:table-cell office:value-type="float" office:value="46.696976">
            <text:p>46.6969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Echo der Erde Thomas Pichl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900">
            <text:p>8900</text:p>
          </table:table-cell>
          <table:table-cell office:value-type="float" office:value="4200">
            <text:p>4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(19/07/2024): 2 x 42,0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7v1whxttr1t2mvhha0e</text:p>
          </table:table-cell>
          <table:table-cell office:value-type="string">
            <text:p>RED</text:p>
          </table:table-cell>
          <table:table-cell office:value-type="string">
            <text:p>Echo der Erde</text:p>
          </table:table-cell>
          <table:table-cell office:value-type="string">
            <text:p>Thomas Pichler</text:p>
          </table:table-cell>
          <table:table-cell office:value-type="float" office:value="54.00895">
            <text:p>54.008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Riserva Lazzarito Ettore Germa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3800">
            <text:p>13800</text:p>
          </table:table-cell>
          <table:table-cell office:value-type="float" office:value="7600">
            <text:p>76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(25/03/2025): 1 x 76,0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qc2qy7wpkfn0qyege3</text:p>
          </table:table-cell>
          <table:table-cell office:value-type="string">
            <text:p>RED</text:p>
          </table:table-cell>
          <table:table-cell office:value-type="string">
            <text:p>Barolo Lazzarito Riserva</text:p>
          </table:table-cell>
          <table:table-cell office:value-type="string">
            <text:p>Ettore Germano</text:p>
          </table:table-cell>
          <table:table-cell office:value-type="float" office:value="61.86498">
            <text:p>61.864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osso di Montalcino Uccellie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1560">
            <text:p>156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(10/01/2024): 6 x 15,6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nevt435r0456f07afq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Uccelliera</text:p>
          </table:table-cell>
          <table:table-cell office:value-type="float" office:value="42.368145">
            <text:p>42.3681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runello di Montalcino Mastrojann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000">
            <text:p>8000</text:p>
          </table:table-cell>
          <table:table-cell office:value-type="float" office:value="3779">
            <text:p>3779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(07/03/2024): 6 x 37,8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7xxn6av2sket6k35p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Mastrojanni</text:p>
          </table:table-cell>
          <table:table-cell office:value-type="float" office:value="46.55823">
            <text:p>46.558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Staffes Riserva Kornel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400">
            <text:p>4400</text:p>
          </table:table-cell>
          <table:table-cell office:value-type="float" office:value="1789">
            <text:p>1789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(25/08/2024): 3 x 17,9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7572fk9hzmravcwa2ef</text:p>
          </table:table-cell>
          <table:table-cell office:value-type="string">
            <text:p>RED</text:p>
          </table:table-cell>
          <table:table-cell office:value-type="string">
            <text:p>Lagrein Riserva Staffes</text:p>
          </table:table-cell>
          <table:table-cell office:value-type="string">
            <text:p>Kornell</text:p>
          </table:table-cell>
          <table:table-cell office:value-type="float" office:value="47.195835">
            <text:p>47.1958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epulciano d'Abruzzo Riserva Spelt La Valenti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500">
            <text:p>4500</text:p>
          </table:table-cell>
          <table:table-cell office:value-type="float" office:value="1460">
            <text:p>146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(25/03/2025): 3 x 14,6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1sc8j7hcdw3gp7r02e</text:p>
          </table:table-cell>
          <table:table-cell office:value-type="string">
            <text:p>RED</text:p>
          </table:table-cell>
          <table:table-cell office:value-type="string">
            <text:p>Spelt Montepulciano d'Abruzzo (Riserva)</text:p>
          </table:table-cell>
          <table:table-cell office:value-type="string">
            <text:p>La Valentina</text:p>
          </table:table-cell>
          <table:table-cell office:value-type="float" office:value="48.316456">
            <text:p>48.3164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yrah Maroccoli Plane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700">
            <text:p>4700</text:p>
          </table:table-cell>
          <table:table-cell office:value-type="float" office:value="1520">
            <text:p>152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(09/03/2024): 6 x 15,2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sa0d01856gqtswwq77</text:p>
          </table:table-cell>
          <table:table-cell office:value-type="string">
            <text:p>RED</text:p>
          </table:table-cell>
          <table:table-cell office:value-type="string">
            <text:p>Syrah Maroccoli</text:p>
          </table:table-cell>
          <table:table-cell office:value-type="string">
            <text:p>Planeta</text:p>
          </table:table-cell>
          <table:table-cell office:value-type="float" office:value="45.93762">
            <text:p>45.937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ertigo - Livio Fellug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1750">
            <text:p>175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>
            <text:p>Ultimo acquisto pre-vinoteqa (14/06/2024): 12 x 17,50 € da Livio Fellug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v9y7t62t3vethmey1</text:p>
          </table:table-cell>
          <table:table-cell office:value-type="string">
            <text:p>RED</text:p>
          </table:table-cell>
          <table:table-cell office:value-type="string">
            <text:p>Vertigo</text:p>
          </table:table-cell>
          <table:table-cell office:value-type="string">
            <text:p>Livio Felluga</text:p>
          </table:table-cell>
          <table:table-cell office:value-type="float" office:value="53.270943">
            <text:p>53.2709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960">
            <text:p>96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>
            <text:p>Ultimo acquisto pre-vinoteqa (06/12/2024): 24 x 9,60 € da Avenue - Elena Walch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16rhwfyrtm8xdtxbjw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Elena Walch</text:p>
          </table:table-cell>
          <table:table-cell office:value-type="float" office:value="43.329487">
            <text:p>43.3294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 Massa Giorgio Prim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9400">
            <text:p>94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(19/07/2024): 1 x 94,0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q0crfbq5ea5ydtdv5e</text:p>
          </table:table-cell>
          <table:table-cell office:value-type="string">
            <text:p>RED</text:p>
          </table:table-cell>
          <table:table-cell office:value-type="string">
            <text:p>Giorgio Primo</text:p>
          </table:table-cell>
          <table:table-cell office:value-type="string">
            <text:p>La Massa</text:p>
          </table:table-cell>
          <table:table-cell office:value-type="float" office:value="46.02265">
            <text:p>46.022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Lugana Molin Ca Maio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320">
            <text:p>132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(27/12/2024): 6 x 13,2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t5ktv3me86nqhke60yq</text:p>
          </table:table-cell>
          <table:table-cell office:value-type="string">
            <text:p>WHITE</text:p>
          </table:table-cell>
          <table:table-cell office:value-type="string">
            <text:p>Molin Lugana</text:p>
          </table:table-cell>
          <table:table-cell office:value-type="string">
            <text:p>Cà Maiol</text:p>
          </table:table-cell>
          <table:table-cell office:value-type="float" office:value="48.66468">
            <text:p>48.664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 Albino Rocc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2350">
            <text:p>23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(14/01/2025): 6 x 23,5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6w6v9trkyjc8rkxh0j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Albino Rocca</text:p>
          </table:table-cell>
          <table:table-cell office:value-type="float" office:value="43.05201">
            <text:p>43.0520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nico Balt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200">
            <text:p>4200</text:p>
          </table:table-cell>
          <table:table-cell office:value-type="float" office:value="1545">
            <text:p>1545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(11/09/2024): 6 x 15,45 € da Liber Internationa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bejsekea388c40hrq</text:p>
          </table:table-cell>
          <table:table-cell office:value-type="string">
            <text:p>RED</text:p>
          </table:table-cell>
          <table:table-cell office:value-type="string">
            <text:p>Barbanico</text:p>
          </table:table-cell>
          <table:table-cell office:value-type="string">
            <text:p>Balter</text:p>
          </table:table-cell>
          <table:table-cell office:value-type="float" office:value="35.11898">
            <text:p>35.118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Müller Thurgau SOFI Franz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785">
            <text:p>785</text:p>
          </table:table-cell>
          <table:table-cell office:value-type="float" office:value="25">
            <text:p>25</text:p>
          </table:table-cell>
          <table:table-cell office:value-type="string"/>
          <table:table-cell office:value-type="string">
            <text:p>Ultimo acquisto pre-vinoteqa (13/02/2025): 6 x 7,85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02peg5pdhge0gfsas24</text:p>
          </table:table-cell>
          <table:table-cell office:value-type="string">
            <text:p>WHITE</text:p>
          </table:table-cell>
          <table:table-cell office:value-type="string">
            <text:p>Sofi Müller Thurgau</text:p>
          </table:table-cell>
          <table:table-cell office:value-type="string">
            <text:p>Franz Haas</text:p>
          </table:table-cell>
          <table:table-cell office:value-type="float" office:value="49.992813">
            <text:p>49.9928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Vermentino Diomede Coppado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300">
            <text:p>3300</text:p>
          </table:table-cell>
          <table:table-cell office:value-type="float" office:value="600">
            <text:p>6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(31/03/2024): 12 x 6,00 € da Tenuta Coppado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ngfqm2rz6wj581p8v42</text:p>
          </table:table-cell>
          <table:table-cell office:value-type="string">
            <text:p>WHITE</text:p>
          </table:table-cell>
          <table:table-cell office:value-type="string">
            <text:p>Diomede Vermentino</text:p>
          </table:table-cell>
          <table:table-cell office:value-type="string">
            <text:p>Coppadoro</text:p>
          </table:table-cell>
          <table:table-cell office:value-type="float" office:value="47.539062">
            <text:p>47.5390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rivate Cuvée Pacher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000">
            <text:p>6000</text:p>
          </table:table-cell>
          <table:table-cell office:value-type="float" office:value="2790">
            <text:p>2790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>
            <text:p>Ultimo acquisto pre-vinoteqa (31/12/2024): 6 x 27,9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2wz1nke0pfb03307jm8</text:p>
          </table:table-cell>
          <table:table-cell office:value-type="string">
            <text:p>WHITE</text:p>
          </table:table-cell>
          <table:table-cell office:value-type="string">
            <text:p>Private Cuvée</text:p>
          </table:table-cell>
          <table:table-cell office:value-type="string">
            <text:p>Pacherhof</text:p>
          </table:table-cell>
          <table:table-cell office:value-type="float" office:value="41.145035">
            <text:p>41.1450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bolla gialla l'Adelchi - Venica &amp; Venic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00">
            <text:p>4600</text:p>
          </table:table-cell>
          <table:table-cell office:value-type="float" office:value="1989">
            <text:p>1989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(10/01/2025): 6 x 19,9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m6hvnze0se53sgffqb</text:p>
          </table:table-cell>
          <table:table-cell office:value-type="string">
            <text:p>WHITE</text:p>
          </table:table-cell>
          <table:table-cell office:value-type="string">
            <text:p>Ribolla Gialla L'Adelchi</text:p>
          </table:table-cell>
          <table:table-cell office:value-type="string">
            <text:p>Venica &amp; Venica</text:p>
          </table:table-cell>
          <table:table-cell office:value-type="float" office:value="81.1915">
            <text:p>81.19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Grigio Gris - Lis Neri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1810">
            <text:p>181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(20/07/2022): 5 x 18,1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m1t5h2ryxmg6myf3ce</text:p>
          </table:table-cell>
          <table:table-cell office:value-type="string">
            <text:p>WHITE</text:p>
          </table:table-cell>
          <table:table-cell office:value-type="string">
            <text:p>Pinot Grigio Gris</text:p>
          </table:table-cell>
          <table:table-cell office:value-type="string">
            <text:p>Lis Neris</text:p>
          </table:table-cell>
          <table:table-cell office:value-type="float" office:value="40.659897">
            <text:p>40.6598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Terre Alte - Livio Fellug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5750">
            <text:p>575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(07/06/2024): 4 x 57,5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vxsct8qy4tzyt5p7v</text:p>
          </table:table-cell>
          <table:table-cell office:value-type="string">
            <text:p>WHITE</text:p>
          </table:table-cell>
          <table:table-cell office:value-type="string">
            <text:p>Terre Alte</text:p>
          </table:table-cell>
          <table:table-cell office:value-type="string">
            <text:p>Livio Felluga</text:p>
          </table:table-cell>
          <table:table-cell office:value-type="float" office:value="52.2594">
            <text:p>52.25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Bianco Kristallberg -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1570">
            <text:p>157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>
            <text:p>Ultimo acquisto pre-vinoteqa (06/12/2024): 12 x 15,70 € da Avenue - Elena Walch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16xy22v7w3bkze66hd</text:p>
          </table:table-cell>
          <table:table-cell office:value-type="string">
            <text:p>WHITE</text:p>
          </table:table-cell>
          <table:table-cell office:value-type="string">
            <text:p>Pinot Bianco Kristallberg</text:p>
          </table:table-cell>
          <table:table-cell office:value-type="string">
            <text:p>Elena Walch</text:p>
          </table:table-cell>
          <table:table-cell office:value-type="float" office:value="59.217705">
            <text:p>59.2177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 Franz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300">
            <text:p>4300</text:p>
          </table:table-cell>
          <table:table-cell office:value-type="float" office:value="1610">
            <text:p>1610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>
            <text:p>Ultimo acquisto pre-vinoteqa (13/02/2025): 6 x 16,1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c5e2jazj3hxd6ybk6f</text:p>
          </table:table-cell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Franz Haas</text:p>
          </table:table-cell>
          <table:table-cell office:value-type="float" office:value="32.97576">
            <text:p>32.975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Grigio Köferer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1270">
            <text:p>127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(06/12/2024): 6 x 12,7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243bxffnp986p8vwwet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Köfererhof</text:p>
          </table:table-cell>
          <table:table-cell office:value-type="float" office:value="39.259235">
            <text:p>39.2592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ric del Fiasc Paolo Scavi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4200">
            <text:p>14200</text:p>
          </table:table-cell>
          <table:table-cell office:value-type="float" office:value="8220">
            <text:p>822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(11/03/2025): 4 x 82,2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65d3n6jv93fq8ew6w0</text:p>
          </table:table-cell>
          <table:table-cell office:value-type="string">
            <text:p>RED</text:p>
          </table:table-cell>
          <table:table-cell office:value-type="string">
            <text:p>Barolo Bric Dël Fiasc</text:p>
          </table:table-cell>
          <table:table-cell office:value-type="string">
            <text:p>Paolo Scavino</text:p>
          </table:table-cell>
          <table:table-cell office:value-type="float" office:value="63.688995">
            <text:p>63.6889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Premier Roeder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50">
            <text:p>515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(06/12/2023): 1 x 51,5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5tsmed6vvtv5n5hyqw</text:p>
          </table:table-cell>
          <table:table-cell office:value-type="string">
            <text:p>SPARKLING</text:p>
          </table:table-cell>
          <table:table-cell office:value-type="string">
            <text:p>Champagne Brut Premier</text:p>
          </table:table-cell>
          <table:table-cell office:value-type="string">
            <text:p>Louis Roederer</text:p>
          </table:table-cell>
          <table:table-cell office:value-type="float" office:value="27.05509">
            <text:p>27.0550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runda Brut Rosé Excello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900">
            <text:p>4900</text:p>
          </table:table-cell>
          <table:table-cell office:value-type="float" office:value="1800">
            <text:p>18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(25/11/2021): 6 x 18,0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qpc3zjjtbtyab67r1p</text:p>
          </table:table-cell>
          <table:table-cell office:value-type="string">
            <text:p>SPARKLING</text:p>
          </table:table-cell>
          <table:table-cell office:value-type="string">
            <text:p>Metodo Classico Excellor Rosé Brut</text:p>
          </table:table-cell>
          <table:table-cell office:value-type="string">
            <text:p>Arunda</text:p>
          </table:table-cell>
          <table:table-cell office:value-type="float" office:value="40.403748">
            <text:p>40.4037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omitissa Pas Dosé Riserva - Lorenz Martin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2630">
            <text:p>263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(19/12/2024): 1 x 26,3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frzc2vqd5y3129f1fpq00xp</text:p>
          </table:table-cell>
          <table:table-cell office:value-type="string">
            <text:p>SPARKLING</text:p>
          </table:table-cell>
          <table:table-cell office:value-type="string">
            <text:p>Metodo Classico Comitissa Riserva Pas Dosè</text:p>
          </table:table-cell>
          <table:table-cell office:value-type="string">
            <text:p>Lorenz Martini</text:p>
          </table:table-cell>
          <table:table-cell office:value-type="float" office:value="47.1054">
            <text:p>47.10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runda Cuveé Mugg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50">
            <text:p>175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(03/08/2019): 6 x 17,5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qpehyztgjc9nww6zd1</text:p>
          </table:table-cell>
          <table:table-cell office:value-type="string">
            <text:p>SPARKLING</text:p>
          </table:table-cell>
          <table:table-cell office:value-type="string">
            <text:p>Cuvée Muggi Bubbles Day Extra Brut</text:p>
          </table:table-cell>
          <table:table-cell office:value-type="string">
            <text:p>Arunda</text:p>
          </table:table-cell>
          <table:table-cell office:value-type="float" office:value="38.275154">
            <text:p>38.2751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Rosé Majuer Ayal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000">
            <text:p>11000</text:p>
          </table:table-cell>
          <table:table-cell office:value-type="float" office:value="4850">
            <text:p>485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(09/12/2022): 2 x 48,5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f3cmbryyg13v4vcn3m31h7</text:p>
          </table:table-cell>
          <table:table-cell office:value-type="string">
            <text:p>ROSE_SPARKLING</text:p>
          </table:table-cell>
          <table:table-cell office:value-type="string">
            <text:p>Champagne Rosé Majeur Brut</text:p>
          </table:table-cell>
          <table:table-cell office:value-type="string">
            <text:p>Ayala</text:p>
          </table:table-cell>
          <table:table-cell office:value-type="float" office:value="37.826965">
            <text:p>37.8269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va Brut Reserva Heredad Segu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2280">
            <text:p>228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(07/12/2019): 3 x 22,8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3qfgwn6w912e55wc7</text:p>
          </table:table-cell>
          <table:table-cell office:value-type="string">
            <text:p>SPARKLING</text:p>
          </table:table-cell>
          <table:table-cell office:value-type="string">
            <text:p>Cava Reserva Heredad Brut</text:p>
          </table:table-cell>
          <table:table-cell office:value-type="string">
            <text:p>Segura Viudas</text:p>
          </table:table-cell>
          <table:table-cell office:value-type="float" office:value="38.990917">
            <text:p>38.9909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Tor Sè Prosecco Rosé Torde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/>
          <table:table-cell office:value-type="string">
            <text:p>Ultimo acquisto pre-vinoteqa (16/12/2023): 12 x nan da La Torder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24mxvp86fd9r7m2br8y</text:p>
          </table:table-cell>
          <table:table-cell office:value-type="string">
            <text:p>SPARKLING</text:p>
          </table:table-cell>
          <table:table-cell office:value-type="string">
            <text:p>Tor Sè Prosecco Treviso Rosé</text:p>
          </table:table-cell>
          <table:table-cell office:value-type="string">
            <text:p>La Tordera</text:p>
          </table:table-cell>
          <table:table-cell office:value-type="float" office:value="42.153976">
            <text:p>42.1539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Trentodoc Blauen Blanc de Noirs Mos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(nan): 0 x nan da n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r2pqcy8hxa4qk4r5m53y22</text:p>
          </table:table-cell>
          <table:table-cell office:value-type="string">
            <text:p>SPARKLING</text:p>
          </table:table-cell>
          <table:table-cell office:value-type="string">
            <text:p>Blauen Blanc de Noirs</text:p>
          </table:table-cell>
          <table:table-cell office:value-type="string">
            <text:p>Moser</text:p>
          </table:table-cell>
          <table:table-cell office:value-type="float" office:value="33.26687">
            <text:p>33.266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Trentodoc 1673 Noir Nature Cesarini Sforz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800">
            <text:p>4800</text:p>
          </table:table-cell>
          <table:table-cell office:value-type="float" office:value="1960">
            <text:p>196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(19/05/2023): 6 x 19,60 € da Cantina Lavis e Valle di Cembr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g8xtekr0smnfqgdxv1</text:p>
          </table:table-cell>
          <table:table-cell office:value-type="string">
            <text:p>SPARKLING</text:p>
          </table:table-cell>
          <table:table-cell office:value-type="string">
            <text:p>Metodo Classico Noir Nature 1673</text:p>
          </table:table-cell>
          <table:table-cell office:value-type="string">
            <text:p>Cesarini Sforza</text:p>
          </table:table-cell>
          <table:table-cell office:value-type="float" office:value="59.795776">
            <text:p>59.7957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t Riserva "36" Cantina di Mera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1800">
            <text:p>18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(16/07/2023): 6 x 18,0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r2pq1mddt3an3mny3988dd</text:p>
          </table:table-cell>
          <table:table-cell office:value-type="string">
            <text:p>SPARKLING</text:p>
          </table:table-cell>
          <table:table-cell office:value-type="string">
            <text:p>Metodo Classico Riserva 36 Brut</text:p>
          </table:table-cell>
          <table:table-cell office:value-type="string">
            <text:p>Kellerei Meran</text:p>
          </table:table-cell>
          <table:table-cell office:value-type="float" office:value="26.949469">
            <text:p>26.94946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rosecco Brunei 0,375 La Tordera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>
            <text:p>Ultimo acquisto pre-vinoteqa (18/09/2024): 11 x 5,15 € da La Torder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f3cmc4ekb2nm02raenr8y4</text:p>
          </table:table-cell>
          <table:table-cell office:value-type="string">
            <text:p>SPARKLING</text:p>
          </table:table-cell>
          <table:table-cell office:value-type="string">
            <text:p>Brunei Valdobbiadene Prosecco Superiore Brut</text:p>
          </table:table-cell>
          <table:table-cell office:value-type="string">
            <text:p>La Tordera</text:p>
          </table:table-cell>
          <table:table-cell office:value-type="float" office:value="40.882603">
            <text:p>40.8826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Bianco di Custoz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960">
            <text:p>96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(06/12/2024): 6 x 9,6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f3cmbsw3ejc60q6d5mxyet</text:p>
          </table:table-cell>
          <table:table-cell office:value-type="string">
            <text:p>WHITE</text:p>
          </table:table-cell>
          <table:table-cell office:value-type="string">
            <text:p>Bianco di Custoza</text:p>
          </table:table-cell>
          <table:table-cell office:value-type="string">
            <text:p>Cantina di Custoza</text:p>
          </table:table-cell>
          <table:table-cell office:value-type="float" office:value="38.208427">
            <text:p>38.2084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Kerner Nössing Val Isar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1120">
            <text:p>112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>
            <text:p>Ultimo acquisto pre-vinoteqa (13/02/2025): 6 x 11,2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vak61jaga48f7sxfad</text:p>
          </table:table-cell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Manni Nössing</text:p>
          </table:table-cell>
          <table:table-cell office:value-type="float" office:value="30.938622">
            <text:p>30.9386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grigio Livio Fellug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270">
            <text:p>127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(14/06/2024): 6 x 12,70 € da Livio Fellug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m1bmy5tgt972cjb76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Livio Felluga</text:p>
          </table:table-cell>
          <table:table-cell office:value-type="float" office:value="44.19301">
            <text:p>44.1930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grigio Punggl Nal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1240">
            <text:p>124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(23/12/2024): 6 x 12,4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pd0bp2fctnk2bf86eg</text:p>
          </table:table-cell>
          <table:table-cell office:value-type="string">
            <text:p>WHITE</text:p>
          </table:table-cell>
          <table:table-cell office:value-type="string">
            <text:p>Pinot Grigio Punggl</text:p>
          </table:table-cell>
          <table:table-cell office:value-type="string">
            <text:p>Nals Margreid</text:p>
          </table:table-cell>
          <table:table-cell office:value-type="float" office:value="40.201195">
            <text:p>40.2011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Grigio Muri Grie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300">
            <text:p>3300</text:p>
          </table:table-cell>
          <table:table-cell office:value-type="float" office:value="765">
            <text:p>765</text:p>
          </table:table-cell>
          <table:table-cell office:value-type="float" office:value="54">
            <text:p>54</text:p>
          </table:table-cell>
          <table:table-cell office:value-type="string"/>
          <table:table-cell office:value-type="string">
            <text:p>Ultimo acquisto pre-vinoteqa (05/02/2025): 60 x 7,65 € da Convento Muri Gri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h5er94nrxb6bh2xqg0</text:p>
          </table:table-cell>
          <table:table-cell office:value-type="string">
            <text:p>WHITE</text:p>
          </table:table-cell>
          <table:table-cell office:value-type="string">
            <text:p>Pinot Grigio Südtirol</text:p>
          </table:table-cell>
          <table:table-cell office:value-type="string">
            <text:p>Muri-Gries</text:p>
          </table:table-cell>
          <table:table-cell office:value-type="float" office:value="44.934036">
            <text:p>44.9340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toan Cuvée Tram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00">
            <text:p>4600</text:p>
          </table:table-cell>
          <table:table-cell office:value-type="float" office:value="1989">
            <text:p>1989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>
            <text:p>Ultimo acquisto pre-vinoteqa (10/01/2025): 6 x 19,9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Kellerei Tramin / Cantina Tramin</text:p>
          </table:table-cell>
          <table:table-cell office:value-type="float" office:value="31.821453">
            <text:p>31.8214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Terlaner Cl. Kiemberg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1050">
            <text:p>105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(08/08/2024): 6 x 10,5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n592w6scbw89w9dtt7</text:p>
          </table:table-cell>
          <table:table-cell office:value-type="string">
            <text:p>WHITE</text:p>
          </table:table-cell>
          <table:table-cell office:value-type="string">
            <text:p>Terlaner</text:p>
          </table:table-cell>
          <table:table-cell office:value-type="string">
            <text:p>Kiemberger</text:p>
          </table:table-cell>
          <table:table-cell office:value-type="float" office:value="43.36872">
            <text:p>43.368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Veltliner Strasser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1175">
            <text:p>1175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(28/01/2025): 6 x 11,75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xh7kxqfr3ehf3zcza3</text:p>
          </table:table-cell>
          <table:table-cell office:value-type="string">
            <text:p>WHITE</text:p>
          </table:table-cell>
          <table:table-cell office:value-type="string">
            <text:p>Grüner Veltliner</text:p>
          </table:table-cell>
          <table:table-cell office:value-type="string">
            <text:p>Strasserhof</text:p>
          </table:table-cell>
          <table:table-cell office:value-type="float" office:value="35.78798">
            <text:p>35.787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Lafoa - Colterenz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1989">
            <text:p>1989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(10/01/2025): 6 x 19,9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aap8qgvttdchv03pk</text:p>
          </table:table-cell>
          <table:table-cell office:value-type="string">
            <text:p>WHITE</text:p>
          </table:table-cell>
          <table:table-cell office:value-type="string">
            <text:p>Chardonnay Lafóa</text:p>
          </table:table-cell>
          <table:table-cell office:value-type="string">
            <text:p>Kellerei Schreckbichl / Cantina Colterenzio</text:p>
          </table:table-cell>
          <table:table-cell office:value-type="float" office:value="28.975134">
            <text:p>28.9751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rüner Veltliner Praepositus - Novacell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1490">
            <text:p>149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(19/03/2025): 6 x 14,9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bqz63eb6q9p4e2k94s</text:p>
          </table:table-cell>
          <table:table-cell office:value-type="string">
            <text:p>WHITE</text:p>
          </table:table-cell>
          <table:table-cell office:value-type="string">
            <text:p>Grüner Veltliner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35.427345">
            <text:p>35.4273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LR Cuveé Bianco -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3000">
            <text:p>13000</text:p>
          </table:table-cell>
          <table:table-cell office:value-type="float" office:value="4900">
            <text:p>4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(16/02/2018): 1 x 49,00 € da Schreckbich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492fr5ca6kj4bcg3qk</text:p>
          </table:table-cell>
          <table:table-cell office:value-type="string">
            <text:p>WHITE</text:p>
          </table:table-cell>
          <table:table-cell office:value-type="string">
            <text:p>LR</text:p>
          </table:table-cell>
          <table:table-cell office:value-type="string">
            <text:p>Kellerei Schreckbichl / Cantina Colterenzio</text:p>
          </table:table-cell>
          <table:table-cell office:value-type="float" office:value="29.317163">
            <text:p>29.3171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bianco Eichhorn - Maninco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900">
            <text:p>4900</text:p>
          </table:table-cell>
          <table:table-cell office:value-type="float" office:value="2120">
            <text:p>212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(01/10/2024): 6 x 21,2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74ky4hsnkr6sztp9x</text:p>
          </table:table-cell>
          <table:table-cell office:value-type="string">
            <text:p>WHITE</text:p>
          </table:table-cell>
          <table:table-cell office:value-type="string">
            <text:p>Pinot Bianco Eichhorn Bio</text:p>
          </table:table-cell>
          <table:table-cell office:value-type="string">
            <text:p>Manincor</text:p>
          </table:table-cell>
          <table:table-cell office:value-type="float" office:value="44.526546">
            <text:p>44.5265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onte della Vipera Antin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700">
            <text:p>4700</text:p>
          </table:table-cell>
          <table:table-cell office:value-type="float" office:value="1600">
            <text:p>16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(28/05/2024): 6 x 16,00 € da Marchesi Antinor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s3eptfq05cxx4hpjvn</text:p>
          </table:table-cell>
          <table:table-cell office:value-type="string">
            <text:p>WHITE</text:p>
          </table:table-cell>
          <table:table-cell office:value-type="string">
            <text:p>Castello della Sala Conte della Vipera</text:p>
          </table:table-cell>
          <table:table-cell office:value-type="string">
            <text:p>Antinori</text:p>
          </table:table-cell>
          <table:table-cell office:value-type="float" office:value="39.616608">
            <text:p>39.6166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Bianco 0,375 Plötzner St. Pauls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2400">
            <text:p>2400</text:p>
          </table:table-cell>
          <table:table-cell office:value-type="float" office:value="459">
            <text:p>459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(18/03/2022): 6 x 4,6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q3h8p19bky2jp2n8cm</text:p>
          </table:table-cell>
          <table:table-cell office:value-type="string">
            <text:p>WHITE</text:p>
          </table:table-cell>
          <table:table-cell office:value-type="string">
            <text:p>Plötzner Pinot Bianco</text:p>
          </table:table-cell>
          <table:table-cell office:value-type="string">
            <text:p>Kellerei St. Pauls</text:p>
          </table:table-cell>
          <table:table-cell office:value-type="float" office:value="38.497078">
            <text:p>38.4970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Kerner Praepositus Abbazia di Novacell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200">
            <text:p>4200</text:p>
          </table:table-cell>
          <table:table-cell office:value-type="float" office:value="1490">
            <text:p>149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(18/09/2024): 6 x 14,9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bqpkdt1kxf4qvpa0ev</text:p>
          </table:table-cell>
          <table:table-cell office:value-type="string">
            <text:p>WHITE</text:p>
          </table:table-cell>
          <table:table-cell office:value-type="string">
            <text:p>Kerner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48.00847">
            <text:p>48.008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Müller Thurgau Feldmarschall Tiefenbrun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400">
            <text:p>7400</text:p>
          </table:table-cell>
          <table:table-cell office:value-type="float" office:value="3725">
            <text:p>3725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>
            <text:p>Ultimo acquisto pre-vinoteqa (07/06/2024): 6 x 37,25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7vezrd4vebp8esf2ybf</text:p>
          </table:table-cell>
          <table:table-cell office:value-type="string">
            <text:p>WHITE</text:p>
          </table:table-cell>
          <table:table-cell office:value-type="string">
            <text:p>Müller Thurgau Feldmarschall von Fenner</text:p>
          </table:table-cell>
          <table:table-cell office:value-type="string">
            <text:p>Tiefenbrunner</text:p>
          </table:table-cell>
          <table:table-cell office:value-type="float" office:value="44.93981">
            <text:p>44.9398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Lugana Pansere Tenuta Fraccarol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400">
            <text:p>3400</text:p>
          </table:table-cell>
          <table:table-cell office:value-type="float" office:value="750">
            <text:p>75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(06/03/2025): 12 x 7,5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g8bzf7axvgwm6n3ya</text:p>
          </table:table-cell>
          <table:table-cell office:value-type="string">
            <text:p>WHITE</text:p>
          </table:table-cell>
          <table:table-cell office:value-type="string">
            <text:p>Lugana Pansere</text:p>
          </table:table-cell>
          <table:table-cell office:value-type="string">
            <text:p>Flli Fraccaroli</text:p>
          </table:table-cell>
          <table:table-cell office:value-type="float" office:value="43.084732">
            <text:p>43.0847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iovo Cuveé Bergkellerei Passei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2100">
            <text:p>21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(06/12/2023): 6 x 21,0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94wbjx6m6h8k0rc3zyx</text:p>
          </table:table-cell>
          <table:table-cell office:value-type="string">
            <text:p>WHITE</text:p>
          </table:table-cell>
          <table:table-cell office:value-type="string">
            <text:p>Giovo</text:p>
          </table:table-cell>
          <table:table-cell office:value-type="string">
            <text:p>Bergkellerei Passeier</text:p>
          </table:table-cell>
          <table:table-cell office:value-type="float" office:value="63.433414">
            <text:p>63.4334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 Collio Mario Schiopet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1689">
            <text:p>1689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(14/03/2024): 6 x 16,9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qcb5pvevmfry1h2yq3</text:p>
          </table:table-cell>
          <table:table-cell office:value-type="string">
            <text:p>WHITE</text:p>
          </table:table-cell>
          <table:table-cell office:value-type="string">
            <text:p>Friulano Collio</text:p>
          </table:table-cell>
          <table:table-cell office:value-type="string">
            <text:p>Schiopetto</text:p>
          </table:table-cell>
          <table:table-cell office:value-type="float" office:value="44.0096">
            <text:p>44.00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Malvasia Collio Ronco dei Tas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1050">
            <text:p>105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(07/06/2024): 5 x 10,5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nxe9khc7rv9kmzfj5ca</text:p>
          </table:table-cell>
          <table:table-cell office:value-type="string">
            <text:p>WHITE</text:p>
          </table:table-cell>
          <table:table-cell office:value-type="string">
            <text:p>Malvasia</text:p>
          </table:table-cell>
          <table:table-cell office:value-type="string">
            <text:p>Ronco dei Tassi</text:p>
          </table:table-cell>
          <table:table-cell office:value-type="float" office:value="44.580204">
            <text:p>44.5802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Marna Kellerei Gi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1019">
            <text:p>1019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>
            <text:p>Ultimo acquisto pre-vinoteqa (14/12/2024): 12 x 10,20 € da Kellerei Girl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pndvt7sdqwkdz58qam</text:p>
          </table:table-cell>
          <table:table-cell office:value-type="string">
            <text:p>WHITE</text:p>
          </table:table-cell>
          <table:table-cell office:value-type="string">
            <text:p>Marna Chardonnay</text:p>
          </table:table-cell>
          <table:table-cell office:value-type="string">
            <text:p>Girlan</text:p>
          </table:table-cell>
          <table:table-cell office:value-type="float" office:value="37.749535">
            <text:p>37.7495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Fallwind St. Michael Kellere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940">
            <text:p>94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>
            <text:p>Ultimo acquisto pre-vinoteqa (20/02/2025): 6 x 9,4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vwefewk8kh3ncmfae6t0f6</text:p>
          </table:table-cell>
          <table:table-cell office:value-type="string">
            <text:p>WHITE</text:p>
          </table:table-cell>
          <table:table-cell office:value-type="string">
            <text:p>Fallwind Chardonnay</text:p>
          </table:table-cell>
          <table:table-cell office:value-type="string">
            <text:p>St. Michael-Eppan</text:p>
          </table:table-cell>
          <table:table-cell office:value-type="float" office:value="34.669266">
            <text:p>34.6692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iano Collio Ronco delle Cime Venic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100">
            <text:p>5100</text:p>
          </table:table-cell>
          <table:table-cell office:value-type="float" office:value="2430">
            <text:p>243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(07/06/2024): 12 x 24,3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m6mkthf9bqjqqykg6b</text:p>
          </table:table-cell>
          <table:table-cell office:value-type="string">
            <text:p>WHITE</text:p>
          </table:table-cell>
          <table:table-cell office:value-type="string">
            <text:p>Friulano Ronco delle Cime</text:p>
          </table:table-cell>
          <table:table-cell office:value-type="string">
            <text:p>Venica &amp; Venica</text:p>
          </table:table-cell>
          <table:table-cell office:value-type="float" office:value="52.99083">
            <text:p>52.990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ewürztraminer Upupa Orange Abraham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2100">
            <text:p>21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(07/06/2024): 6 x 21,0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h098vwf36e7400szd9</text:p>
          </table:table-cell>
          <table:table-cell office:value-type="string">
            <text:p>WHITE</text:p>
          </table:table-cell>
          <table:table-cell office:value-type="string">
            <text:p>Gewürztraminer Upupa Orange</text:p>
          </table:table-cell>
          <table:table-cell office:value-type="string">
            <text:p>Weingut Abraham</text:p>
          </table:table-cell>
          <table:table-cell office:value-type="float" office:value="46.399292">
            <text:p>46.3992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esling "R" Valle Isarco Köferer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1810">
            <text:p>181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(30/01/2025): 6 x 18,1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243m9mgprm568qz799x</text:p>
          </table:table-cell>
          <table:table-cell office:value-type="string">
            <text:p>WHITE</text:p>
          </table:table-cell>
          <table:table-cell office:value-type="string">
            <text:p>Riesling R</text:p>
          </table:table-cell>
          <table:table-cell office:value-type="string">
            <text:p>Köfererhof</text:p>
          </table:table-cell>
          <table:table-cell office:value-type="float" office:value="41.842148">
            <text:p>41.8421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Gottesacker Tenuta Abraham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00">
            <text:p>4800</text:p>
          </table:table-cell>
          <table:table-cell office:value-type="float" office:value="2150">
            <text:p>215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(23/01/2025): 8 x 21,5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8v8dfefvbq9rg1ya0rz</text:p>
          </table:table-cell>
          <table:table-cell office:value-type="string">
            <text:p>WHITE</text:p>
          </table:table-cell>
          <table:table-cell office:value-type="string">
            <text:p>Chardonnay Gottesacker</text:p>
          </table:table-cell>
          <table:table-cell office:value-type="string">
            <text:p>Weingut Abraham</text:p>
          </table:table-cell>
          <table:table-cell office:value-type="float" office:value="41.32425">
            <text:p>41.324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ewürztraminer Selida Cantina Tram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10">
            <text:p>101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(06/12/2024): 6 x 10,1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7xgbgzxzhnp2khrrwws</text:p>
          </table:table-cell>
          <table:table-cell office:value-type="string">
            <text:p>WHITE</text:p>
          </table:table-cell>
          <table:table-cell office:value-type="string">
            <text:p>Gewürztraminer Selida</text:p>
          </table:table-cell>
          <table:table-cell office:value-type="string">
            <text:p>Kellerei Tramin / Cantina Tramin</text:p>
          </table:table-cell>
          <table:table-cell office:value-type="float" office:value="43.048912">
            <text:p>43.0489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iano di Avellino Colli di Lap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200">
            <text:p>4200</text:p>
          </table:table-cell>
          <table:table-cell office:value-type="float" office:value="1460">
            <text:p>146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(26/06/2024): 12 x 14,6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sjc5qpb11n25p258f46</text:p>
          </table:table-cell>
          <table:table-cell office:value-type="string">
            <text:p>WHITE</text:p>
          </table:table-cell>
          <table:table-cell office:value-type="string">
            <text:p>Fiano di Avellino</text:p>
          </table:table-cell>
          <table:table-cell office:value-type="string">
            <text:p>Colli di Lapio di Romano Clelia</text:p>
          </table:table-cell>
          <table:table-cell office:value-type="float" office:value="53.43112">
            <text:p>53.431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Manna Franz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1714">
            <text:p>1714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(23/12/2024): 6 x 17,15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jcmap9n1dhfr7akpc4</text:p>
          </table:table-cell>
          <table:table-cell office:value-type="string">
            <text:p>WHITE</text:p>
          </table:table-cell>
          <table:table-cell office:value-type="string">
            <text:p>Manna Schweizer</text:p>
          </table:table-cell>
          <table:table-cell office:value-type="string">
            <text:p>Franz Haas</text:p>
          </table:table-cell>
          <table:table-cell office:value-type="float" office:value="38.934254">
            <text:p>38.9342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abernet Blanc Eugen Schneid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(nan): 0 x nan da n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05y0atasznjjqm2n8h3</text:p>
          </table:table-cell>
          <table:table-cell office:value-type="string">
            <text:p>DESSERT</text:p>
          </table:table-cell>
          <table:table-cell office:value-type="string">
            <text:p>Sansibar Jubilee Schneider</text:p>
          </table:table-cell>
          <table:table-cell office:value-type="string">
            <text:p>Schneider</text:p>
          </table:table-cell>
          <table:table-cell office:value-type="float" office:value="29.043303">
            <text:p>29.0433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Amistar 0,375 - Sölva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6">
            <text:p>2016</text:p>
          </table:table-cell>
          <table:table-cell office:value-type="float" office:value="3200">
            <text:p>3200</text:p>
          </table:table-cell>
          <table:table-cell office:value-type="float" office:value="925">
            <text:p>925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(02/03/2019): 6 x 9,25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h4696kz0ytbwtarqyc</text:p>
          </table:table-cell>
          <table:table-cell office:value-type="string">
            <text:p>RED</text:p>
          </table:table-cell>
          <table:table-cell office:value-type="string">
            <text:p>Amistar Rosso</text:p>
          </table:table-cell>
          <table:table-cell office:value-type="string">
            <text:p>Peter Sölva</text:p>
          </table:table-cell>
          <table:table-cell office:value-type="float" office:value="29.551634">
            <text:p>29.5516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Amarone Costasera Ma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000">
            <text:p>7000</text:p>
          </table:table-cell>
          <table:table-cell office:value-type="float" office:value="2440">
            <text:p>244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(04/02/2024): 6 x 24,40 € da Masi Agricol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1hjdw9h6nhb6ar8vq</text:p>
          </table:table-cell>
          <table:table-cell office:value-type="string">
            <text:p>RED</text:p>
          </table:table-cell>
          <table:table-cell office:value-type="string">
            <text:p>Amarone della Valpolicella Classico Costasera</text:p>
          </table:table-cell>
          <table:table-cell office:value-type="string">
            <text:p>Masi</text:p>
          </table:table-cell>
          <table:table-cell office:value-type="float" office:value="29.74099">
            <text:p>29.7409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ricco Uccellone Braid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9300">
            <text:p>9300</text:p>
          </table:table-cell>
          <table:table-cell office:value-type="float" office:value="4079">
            <text:p>4079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(20/02/2022): 4 x 40,8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40fyqcc0945rr0se7</text:p>
          </table:table-cell>
          <table:table-cell office:value-type="string">
            <text:p>RED</text:p>
          </table:table-cell>
          <table:table-cell office:value-type="string">
            <text:p>Barbera d'Asti Bricco dell'Uccellone</text:p>
          </table:table-cell>
          <table:table-cell office:value-type="string">
            <text:p>Braida</text:p>
          </table:table-cell>
          <table:table-cell office:value-type="float" office:value="40.353767">
            <text:p>40.3537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runello Biondi San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25600">
            <text:p>25600</text:p>
          </table:table-cell>
          <table:table-cell office:value-type="float" office:value="10350">
            <text:p>1035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(19/01/2020): 1 x 103,5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3w8328ttr5b1njkxs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Biondi-Santi</text:p>
          </table:table-cell>
          <table:table-cell office:value-type="float" office:value="39.823517">
            <text:p>39.8235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Istrice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300">
            <text:p>4300</text:p>
          </table:table-cell>
          <table:table-cell office:value-type="float" office:value="1625">
            <text:p>1625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>
            <text:p>Ultimo acquisto pre-vinoteqa (06/12/2024): 6 x 16,25 € da Avenue - Elena Walch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16820wjbdg9fbdw024</text:p>
          </table:table-cell>
          <table:table-cell office:value-type="string">
            <text:p>RED</text:p>
          </table:table-cell>
          <table:table-cell office:value-type="string">
            <text:p>Cabernet Istrice</text:p>
          </table:table-cell>
          <table:table-cell office:value-type="string">
            <text:p>Elena Walch</text:p>
          </table:table-cell>
          <table:table-cell office:value-type="float" office:value="34.603462">
            <text:p>34.6034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Fontalloro Fèlsi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8900">
            <text:p>8900</text:p>
          </table:table-cell>
          <table:table-cell office:value-type="float" office:value="4180">
            <text:p>418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(07/12/2023): 2 x 41,8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803g52eh6v7h6921w3</text:p>
          </table:table-cell>
          <table:table-cell office:value-type="string">
            <text:p>RED</text:p>
          </table:table-cell>
          <table:table-cell office:value-type="string">
            <text:p>Sangiovese Fontalloro</text:p>
          </table:table-cell>
          <table:table-cell office:value-type="string">
            <text:p>Fèlsina</text:p>
          </table:table-cell>
          <table:table-cell office:value-type="float" office:value="42.92411">
            <text:p>42.9241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Abtei Muri 2011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(nan): 0 x nan da n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vksfat0r71nwzmtpb545xnd</text:p>
          </table:table-cell>
          <table:table-cell office:value-type="string">
            <text:p>RED</text:p>
          </table:table-cell>
          <table:table-cell office:value-type="string">
            <text:p>Abtei</text:p>
          </table:table-cell>
          <table:table-cell office:value-type="string">
            <text:p>Muri-Gries</text:p>
          </table:table-cell>
          <table:table-cell office:value-type="float" office:value="33.104282">
            <text:p>33.1042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Nusserhof Riserv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2290">
            <text:p>229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>
            <text:p>Ultimo acquisto pre-vinoteqa (18/09/2024): 12 x 22,9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r2pppcxer606jvg3pam0ds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Heinrich Mayr - Nusserhof</text:p>
          </table:table-cell>
          <table:table-cell office:value-type="float" office:value="32.928303">
            <text:p>32.9283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Riserva Goj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600">
            <text:p>4600</text:p>
          </table:table-cell>
          <table:table-cell office:value-type="float" office:value="1870">
            <text:p>18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Ultimo acquisto pre-vinoteqa (06/12/2024): 12 x 18,70 € da Franz Gojer - Glögglhof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qfdbwdzavw1qnpm7de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Franz Gojer – Glögglhof</text:p>
          </table:table-cell>
          <table:table-cell office:value-type="float" office:value="31.01401">
            <text:p>31.0140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(nan): 0 x nan da n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fv4gwtds4hbaabqffvmwyyp</text:p>
          </table:table-cell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float" office:value="37.2856">
            <text:p>37.28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ero Filari Carlot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400">
            <text:p>4400</text:p>
          </table:table-cell>
          <table:table-cell office:value-type="float" office:value="1770">
            <text:p>177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>
            <text:p>Ultimo acquisto pre-vinoteqa (30/09/2024): 6 x 17,7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4rvs6qaxj9sdpw9x91</text:p>
          </table:table-cell>
          <table:table-cell office:value-type="string">
            <text:p>RED</text:p>
          </table:table-cell>
          <table:table-cell office:value-type="string">
            <text:p>Pinot Nero Filari di Mazzon</text:p>
          </table:table-cell>
          <table:table-cell office:value-type="string">
            <text:p>Ferruccio Carlotto</text:p>
          </table:table-cell>
          <table:table-cell office:value-type="float" office:value="32.461">
            <text:p>32.46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ero San Urba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100">
            <text:p>9100</text:p>
          </table:table-cell>
          <table:table-cell office:value-type="float" office:value="4260">
            <text:p>426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(01/03/2022): 2 x 42,6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gavama493ag76gej8wz</text:p>
          </table:table-cell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Sant’Urbano</text:p>
          </table:table-cell>
          <table:table-cell office:value-type="float" office:value="34.449">
            <text:p>34.44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ero Ludwig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200">
            <text:p>5200</text:p>
          </table:table-cell>
          <table:table-cell office:value-type="float" office:value="2500">
            <text:p>250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>
            <text:p>Ultimo acquisto pre-vinoteqa (19/06/2024): 6 x 25,00 € da Avenue - Elena Walch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163y4xhj4xhmpssq3w</text:p>
          </table:table-cell>
          <table:table-cell office:value-type="string">
            <text:p>RED</text:p>
          </table:table-cell>
          <table:table-cell office:value-type="string">
            <text:p>Pinot Nero Ludwig</text:p>
          </table:table-cell>
          <table:table-cell office:value-type="string">
            <text:p>Elena Walch</text:p>
          </table:table-cell>
          <table:table-cell office:value-type="float" office:value="39.531677">
            <text:p>39.5316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Ornellaia 2005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>
            <text:p>Ultimo acquisto pre-vinoteqa (nan): 0 x nan da n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94945">
            <text:p>43.949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Ornellaia 2006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(nan): 0 x nan da n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94945">
            <text:p>43.949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Ornellaia 2007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(nan): 0 x nan da n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94945">
            <text:p>43.949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Teroldego 0,375 Foradori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6">
            <text:p>576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>
            <text:p>Ultimo acquisto pre-vinoteqa (20/05/2017): 14 x 5,76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ncvp37mta9qdwkb23w</text:p>
          </table:table-cell>
          <table:table-cell office:value-type="string">
            <text:p>RED</text:p>
          </table:table-cell>
          <table:table-cell office:value-type="string">
            <text:p>Teroldego Foradori Bio</text:p>
          </table:table-cell>
          <table:table-cell office:value-type="string">
            <text:p>Foradori</text:p>
          </table:table-cell>
          <table:table-cell office:value-type="float" office:value="48.168026">
            <text:p>48.1680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Tignanello Antin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6100">
            <text:p>610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>
            <text:p>Ultimo acquisto pre-vinoteqa (28/05/2024): 6 x 61,00 € da Marchesi Antinor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 - Tenuta Tignanello</text:p>
          </table:table-cell>
          <table:table-cell office:value-type="float" office:value="55.246918">
            <text:p>55.2469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Taurasi Feusi S. Gregor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4400">
            <text:p>4400</text:p>
          </table:table-cell>
          <table:table-cell office:value-type="float" office:value="1910">
            <text:p>191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(13/03/2019): 6 x 19,1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gvnmmhcbge5qr8x8v7</text:p>
          </table:table-cell>
          <table:table-cell office:value-type="string">
            <text:p>RED</text:p>
          </table:table-cell>
          <table:table-cell office:value-type="string">
            <text:p>Taurasi</text:p>
          </table:table-cell>
          <table:table-cell office:value-type="string">
            <text:p>Feudi di San Gregorio</text:p>
          </table:table-cell>
          <table:table-cell office:value-type="float" office:value="34.183945">
            <text:p>34.1839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ernatsch Galea Nal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950">
            <text:p>95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(24/09/2024): 6 x 9,5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pdenaw5xj0gr6j7xhm</text:p>
          </table:table-cell>
          <table:table-cell office:value-type="string">
            <text:p>RED</text:p>
          </table:table-cell>
          <table:table-cell office:value-type="string">
            <text:p>Galea Vernatsch</text:p>
          </table:table-cell>
          <table:table-cell office:value-type="string">
            <text:p>Nals Margreid</text:p>
          </table:table-cell>
          <table:table-cell office:value-type="float" office:value="42.53797">
            <text:p>42.537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ernatsch Alte Reben Goj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810">
            <text:p>810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>
            <text:p>Ultimo acquisto pre-vinoteqa (11/06/2024): 18 x 8,10 € da Franz Gojer - Glögglhof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qfg94yw5g35rd2g724</text:p>
          </table:table-cell>
          <table:table-cell office:value-type="string">
            <text:p>RED</text:p>
          </table:table-cell>
          <table:table-cell office:value-type="string">
            <text:p>Vernatsch Alte Reben</text:p>
          </table:table-cell>
          <table:table-cell office:value-type="string">
            <text:p>Franz Gojer – Glögglhof</text:p>
          </table:table-cell>
          <table:table-cell office:value-type="float" office:value="39.908447">
            <text:p>39.9084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Upupa Rosso Abraham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900">
            <text:p>3900</text:p>
          </table:table-cell>
          <table:table-cell office:value-type="float" office:value="1300">
            <text:p>13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(12/06/2023): 6 x 13,0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h0hgfb6v60mx3bynph</text:p>
          </table:table-cell>
          <table:table-cell office:value-type="string">
            <text:p>RED</text:p>
          </table:table-cell>
          <table:table-cell office:value-type="string">
            <text:p>Vernatsch Upupa Rot</text:p>
          </table:table-cell>
          <table:table-cell office:value-type="string">
            <text:p>Weingut Abraham</text:p>
          </table:table-cell>
          <table:table-cell office:value-type="float" office:value="35.280987">
            <text:p>35.2809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Amistar Cuveé Rosso - Peter Sölv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200">
            <text:p>5200</text:p>
          </table:table-cell>
          <table:table-cell office:value-type="float" office:value="2500">
            <text:p>250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>
            <text:p>Ultimo acquisto pre-vinoteqa (08/08/2024): 12 x 25,0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h4696kz0ytbwtarqyc</text:p>
          </table:table-cell>
          <table:table-cell office:value-type="string">
            <text:p>RED</text:p>
          </table:table-cell>
          <table:table-cell office:value-type="string">
            <text:p>Amistar Rosso</text:p>
          </table:table-cell>
          <table:table-cell office:value-type="string">
            <text:p>Peter Sölva</text:p>
          </table:table-cell>
          <table:table-cell office:value-type="float" office:value="47.224228">
            <text:p>47.2242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rimitivo Impavido - Tenuta Coppado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">
            <text:p>5000</text:p>
          </table:table-cell>
          <table:table-cell office:value-type="float" office:value="1850">
            <text:p>185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(31/03/2024): 18 x 18,50 € da Tenuta Coppado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ngfrqkk71a0j7g8f9k1</text:p>
          </table:table-cell>
          <table:table-cell office:value-type="string">
            <text:p>RED</text:p>
          </table:table-cell>
          <table:table-cell office:value-type="string">
            <text:p>Impavido Primitivo</text:p>
          </table:table-cell>
          <table:table-cell office:value-type="string">
            <text:p>Coppadoro</text:p>
          </table:table-cell>
          <table:table-cell office:value-type="float" office:value="47.803574">
            <text:p>47.8035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Huberfeld St. Paul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(19/12/2024): 12 x 9,30 € da Kellerei St. Paul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my5q7ft67s2bqxw107</text:p>
          </table:table-cell>
          <table:table-cell office:value-type="string">
            <text:p>RED</text:p>
          </table:table-cell>
          <table:table-cell office:value-type="string">
            <text:p>Merlot Huberfeld</text:p>
          </table:table-cell>
          <table:table-cell office:value-type="string">
            <text:p>Kellerei St. Pauls</text:p>
          </table:table-cell>
          <table:table-cell office:value-type="float" office:value="36.84731">
            <text:p>36.8473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Riserva Brenntal -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000">
            <text:p>6000</text:p>
          </table:table-cell>
          <table:table-cell office:value-type="float" office:value="3400">
            <text:p>34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(05/01/2024): 3 x 34,0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v03g64rzcatxnbg9f8</text:p>
          </table:table-cell>
          <table:table-cell office:value-type="string">
            <text:p>RED</text:p>
          </table:table-cell>
          <table:table-cell office:value-type="string">
            <text:p>Merlot Riserva Brenntal</text:p>
          </table:table-cell>
          <table:table-cell office:value-type="string">
            <text:p>Cantina Kurtatsch</text:p>
          </table:table-cell>
          <table:table-cell office:value-type="float" office:value="39.220406">
            <text:p>39.2204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Riserva Porphyr - Cantina Terla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300">
            <text:p>6300</text:p>
          </table:table-cell>
          <table:table-cell office:value-type="float" office:value="3003">
            <text:p>3003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(06/07/2022): 6 x 30,03 € da n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57.049038">
            <text:p>57.0490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gnum - Schiava Botte Nr. 9 - Girl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6500">
            <text:p>6500</text:p>
          </table:table-cell>
          <table:table-cell office:value-type="float" office:value="1660">
            <text:p>166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(13/06/2018): 2 x 16,60 € da Kellerei Girl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b4rjgtfv0kvaa4gqhbe2w5</text:p>
          </table:table-cell>
          <table:table-cell office:value-type="string">
            <text:p>RED</text:p>
          </table:table-cell>
          <table:table-cell office:value-type="string">
            <text:p>Vernatsch Fass Nr. 9</text:p>
          </table:table-cell>
          <table:table-cell office:value-type="string">
            <text:p>Girlan</text:p>
          </table:table-cell>
          <table:table-cell office:value-type="float" office:value="40.39115">
            <text:p>40.391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gnum - Amarone Classico Costasera Mas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5100">
            <text:p>15100</text:p>
          </table:table-cell>
          <table:table-cell office:value-type="float" office:value="5350">
            <text:p>535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(27/02/2023): 2 x 53,50 € da Masi Agricol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1hjdw9h6nhb6ar8vq</text:p>
          </table:table-cell>
          <table:table-cell office:value-type="string">
            <text:p>RED</text:p>
          </table:table-cell>
          <table:table-cell office:value-type="string">
            <text:p>Amarone della Valpolicella Classico Costasera</text:p>
          </table:table-cell>
          <table:table-cell office:value-type="string">
            <text:p>Masi</text:p>
          </table:table-cell>
          <table:table-cell office:value-type="float" office:value="33.7655">
            <text:p>33.76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ero Ponkler 2012 - Franz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1000">
            <text:p>11000</text:p>
          </table:table-cell>
          <table:table-cell office:value-type="float" office:value="5050">
            <text:p>505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(06/12/2019): 3 x 50,5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c5qb5cetv3jrpkk8pm</text:p>
          </table:table-cell>
          <table:table-cell office:value-type="string">
            <text:p>RED</text:p>
          </table:table-cell>
          <table:table-cell office:value-type="string">
            <text:p>Pinot Nero Pònkler</text:p>
          </table:table-cell>
          <table:table-cell office:value-type="string">
            <text:p>Franz Haas</text:p>
          </table:table-cell>
          <table:table-cell office:value-type="float" office:value="49.681896">
            <text:p>49.6818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ero Riserva Tenuta Wildmon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000">
            <text:p>8000</text:p>
          </table:table-cell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(11/12/2019): 6 x 40,00 € da Weingut Wildmon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gamddqa0h9j94h7y6sd</text:p>
          </table:table-cell>
          <table:table-cell office:value-type="string">
            <text:p>RED</text:p>
          </table:table-cell>
          <table:table-cell office:value-type="string">
            <text:p>Pinot Noir Riserva</text:p>
          </table:table-cell>
          <table:table-cell office:value-type="string">
            <text:p>Weingut Wildmonn</text:p>
          </table:table-cell>
          <table:table-cell office:value-type="float" office:value="34.279106">
            <text:p>34.2791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marein 2016 Unterganz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3390">
            <text:p>339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(27/06/2018): 6 x 33,9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Erbhof Unterganzner</text:p>
          </table:table-cell>
          <table:table-cell office:value-type="float" office:value="37.54546">
            <text:p>37.545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gnum Primitivo Impavido Coppador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9900">
            <text:p>9900</text:p>
          </table:table-cell>
          <table:table-cell office:value-type="float" office:value="4300">
            <text:p>43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>
            <text:p>Ultimo acquisto pre-vinoteqa (25/05/2022): 1 x 43,00 € da Tenuta Coppado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ngfrqkk71a0j7g8f9k1</text:p>
          </table:table-cell>
          <table:table-cell office:value-type="string">
            <text:p>RED</text:p>
          </table:table-cell>
          <table:table-cell office:value-type="string">
            <text:p>Impavido Primitivo</text:p>
          </table:table-cell>
          <table:table-cell office:value-type="string">
            <text:p>Coppadoro</text:p>
          </table:table-cell>
          <table:table-cell office:value-type="float" office:value="47.803574">
            <text:p>47.8035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gnum Bolgheri Sassicaia 2007 - Tenuta San Guid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>
            <text:p>Ultimo acquisto pre-vinoteqa (nan): 0 x nan da n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04051">
            <text:p>49.0405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ero Saosent Cantina Cemb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500">
            <text:p>4500</text:p>
          </table:table-cell>
          <table:table-cell office:value-type="float" office:value="1900">
            <text:p>19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(19/05/2023): 12 x 19,00 € da Cantina Lavis e Valle di Cembr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n30evs4wqgznc7dtej0</text:p>
          </table:table-cell>
          <table:table-cell office:value-type="string">
            <text:p>RED</text:p>
          </table:table-cell>
          <table:table-cell office:value-type="string">
            <text:p>Vigna di Saosent Pinot Nero</text:p>
          </table:table-cell>
          <table:table-cell office:value-type="string">
            <text:p>Cembra</text:p>
          </table:table-cell>
          <table:table-cell office:value-type="float" office:value="42.73156">
            <text:p>42.731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ero St. Daniel Riserva Colterenz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229">
            <text:p>1229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(06/03/2025): 6 x 12,29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v33cewkey32djev36</text:p>
          </table:table-cell>
          <table:table-cell office:value-type="string">
            <text:p>RED</text:p>
          </table:table-cell>
          <table:table-cell office:value-type="string">
            <text:p>Blauburgunder Riserva St. Daniel</text:p>
          </table:table-cell>
          <table:table-cell office:value-type="string">
            <text:p>Kellerei Schreckbichl / Cantina Colterenzio</text:p>
          </table:table-cell>
          <table:table-cell office:value-type="float" office:value="30.842182">
            <text:p>30.8421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efalco di Sagrantino Collepiano Capra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200">
            <text:p>5200</text:p>
          </table:table-cell>
          <table:table-cell office:value-type="float" office:value="2090">
            <text:p>209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(23/01/2025): 2 x 20,9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fg0ccfyk9pna69wmz2</text:p>
          </table:table-cell>
          <table:table-cell office:value-type="string">
            <text:p>RED</text:p>
          </table:table-cell>
          <table:table-cell office:value-type="string">
            <text:p>Sagrantino di Montefalco Collepiano</text:p>
          </table:table-cell>
          <table:table-cell office:value-type="string">
            <text:p>Arnaldo-Caprai</text:p>
          </table:table-cell>
          <table:table-cell office:value-type="float" office:value="50.297653">
            <text:p>50.2976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Teroldego Rotaliano Diedri Riserva Doriga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200">
            <text:p>4200</text:p>
          </table:table-cell>
          <table:table-cell office:value-type="float" office:value="1510">
            <text:p>151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>
            <text:p>Ultimo acquisto pre-vinoteqa (09/03/2024): 6 x 15,10 € da Azienda Dorigat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epzq1brt4b743j5fef</text:p>
          </table:table-cell>
          <table:table-cell office:value-type="string">
            <text:p>RED</text:p>
          </table:table-cell>
          <table:table-cell office:value-type="string">
            <text:p>Teroldego Rotaliano Superiore Riserva Diedri</text:p>
          </table:table-cell>
          <table:table-cell office:value-type="string">
            <text:p>Dorigati</text:p>
          </table:table-cell>
          <table:table-cell office:value-type="float" office:value="53.010952">
            <text:p>53.0109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Aglianico Molise Riserva Contado - Di Majo Noran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000">
            <text:p>4000</text:p>
          </table:table-cell>
          <table:table-cell office:value-type="float" office:value="1090">
            <text:p>109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(02/02/2024): 6 x 10,9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gv7wwqbj47p960phwh</text:p>
          </table:table-cell>
          <table:table-cell office:value-type="string">
            <text:p>RED</text:p>
          </table:table-cell>
          <table:table-cell office:value-type="string">
            <text:p>Aglianico del Molise Riserva Contado</text:p>
          </table:table-cell>
          <table:table-cell office:value-type="string">
            <text:p>Di Majo Norante</text:p>
          </table:table-cell>
          <table:table-cell office:value-type="float" office:value="60.47585">
            <text:p>60.475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Mühlweg Ignaz Niedris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2350">
            <text:p>235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>
            <text:p>Ultimo acquisto pre-vinoteqa (16/07/2024): 12 x 23,5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nhkt8065fe1wvzsq04</text:p>
          </table:table-cell>
          <table:table-cell office:value-type="string">
            <text:p>RED</text:p>
          </table:table-cell>
          <table:table-cell office:value-type="string">
            <text:p>Merlot Vigna Mühlweg</text:p>
          </table:table-cell>
          <table:table-cell office:value-type="string">
            <text:p>Ignaz Niedrist</text:p>
          </table:table-cell>
          <table:table-cell office:value-type="float" office:value="60.180325">
            <text:p>60.1803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hianti Classico Cavarchione BIO Isti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1900">
            <text:p>19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(18/09/2024): 6 x 19,0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22cqbcw1982sqka6wy7</text:p>
          </table:table-cell>
          <table:table-cell office:value-type="string">
            <text:p>RED</text:p>
          </table:table-cell>
          <table:table-cell office:value-type="string">
            <text:p>Vigna Cavarchione Chianti Classico</text:p>
          </table:table-cell>
          <table:table-cell office:value-type="string">
            <text:p>Istine</text:p>
          </table:table-cell>
          <table:table-cell office:value-type="float" office:value="52.170734">
            <text:p>52.1707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nnonau di Sardegna riserva Olian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000">
            <text:p>4000</text:p>
          </table:table-cell>
          <table:table-cell office:value-type="float" office:value="1410">
            <text:p>141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(11/03/2025): 4 x 14,1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g0tppv5edxms5m6jyjp</text:p>
          </table:table-cell>
          <table:table-cell office:value-type="string">
            <text:p>RED</text:p>
          </table:table-cell>
          <table:table-cell office:value-type="string">
            <text:p>Cannonau Riserva</text:p>
          </table:table-cell>
          <table:table-cell office:value-type="string">
            <text:p>Olianas</text:p>
          </table:table-cell>
          <table:table-cell office:value-type="float" office:value="43.470833">
            <text:p>43.4708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Kålch Cuveé Bergmann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400">
            <text:p>6400</text:p>
          </table:table-cell>
          <table:table-cell office:value-type="float" office:value="3100">
            <text:p>31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(14/03/2024): 6 x 31,0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sm68t8jgd8a0203fjez</text:p>
          </table:table-cell>
          <table:table-cell office:value-type="string">
            <text:p>RED</text:p>
          </table:table-cell>
          <table:table-cell office:value-type="string">
            <text:p>Kålch</text:p>
          </table:table-cell>
          <table:table-cell office:value-type="string">
            <text:p>Bergmannhof</text:p>
          </table:table-cell>
          <table:table-cell office:value-type="float" office:value="48.57204">
            <text:p>48.572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Granat Franz Goj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1050">
            <text:p>105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>
            <text:p>Ultimo acquisto pre-vinoteqa (04/01/2025): 42 x 10,50 € da Franz Gojer - Glögglhof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qfkwnq4r4b0mkp82vw</text:p>
          </table:table-cell>
          <table:table-cell office:value-type="string">
            <text:p>RED</text:p>
          </table:table-cell>
          <table:table-cell office:value-type="string">
            <text:p>Lagrein Granat</text:p>
          </table:table-cell>
          <table:table-cell office:value-type="string">
            <text:p>Franz Gojer – Glögglhof</text:p>
          </table:table-cell>
          <table:table-cell office:value-type="float" office:value="49.130074">
            <text:p>49.1300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lanus Rosso Cuveé Doriga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980">
            <text:p>98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>
            <text:p>Ultimo acquisto pre-vinoteqa (09/03/2024): 18 x 9,80 € da Azienda Dorigat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fzvpgvn79trgza128h</text:p>
          </table:table-cell>
          <table:table-cell office:value-type="string">
            <text:p>RED</text:p>
          </table:table-cell>
          <table:table-cell office:value-type="string">
            <text:p>Planus</text:p>
          </table:table-cell>
          <table:table-cell office:value-type="string">
            <text:p>Dorigati</text:p>
          </table:table-cell>
          <table:table-cell office:value-type="float" office:value="36.261536">
            <text:p>36.2615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Franc Generation K - Andi Sölv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500">
            <text:p>5500</text:p>
          </table:table-cell>
          <table:table-cell office:value-type="float" office:value="2400">
            <text:p>24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(27/02/2023): 2 x 24,0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h6m20x97r1bhcqzyf0</text:p>
          </table:table-cell>
          <table:table-cell office:value-type="string">
            <text:p>RED</text:p>
          </table:table-cell>
          <table:table-cell office:value-type="string">
            <text:p>Generation K Mitterberg Cabernet Franc</text:p>
          </table:table-cell>
          <table:table-cell office:value-type="string">
            <text:p>Weingut Andi Sölva</text:p>
          </table:table-cell>
          <table:table-cell office:value-type="float" office:value="45.78402">
            <text:p>45.784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ombo Cuveé Bergkellerei Passai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000">
            <text:p>5000</text:p>
          </table:table-cell>
          <table:table-cell office:value-type="float" office:value="2370">
            <text:p>237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(28/01/2025): 3 x 23,7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94wsxgmd562mwfrehhb</text:p>
          </table:table-cell>
          <table:table-cell office:value-type="string">
            <text:p>RED</text:p>
          </table:table-cell>
          <table:table-cell office:value-type="string">
            <text:p>Rombo</text:p>
          </table:table-cell>
          <table:table-cell office:value-type="string">
            <text:p>Bergkellerei Passeier</text:p>
          </table:table-cell>
          <table:table-cell office:value-type="float" office:value="59.395145">
            <text:p>59.3951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Kalterersee - Caldaro "Erbe &amp; Auftrag" Andi Sölv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900">
            <text:p>4900</text:p>
          </table:table-cell>
          <table:table-cell office:value-type="float" office:value="2020">
            <text:p>202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(25/11/2021): 6 x 20,2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23ncxnpkv6z1cs14thx</text:p>
          </table:table-cell>
          <table:table-cell office:value-type="string">
            <text:p>RED</text:p>
          </table:table-cell>
          <table:table-cell office:value-type="string">
            <text:p>Erbe &amp; Auftrag Kalterersee</text:p>
          </table:table-cell>
          <table:table-cell office:value-type="string">
            <text:p>Weingut Andi Sölva</text:p>
          </table:table-cell>
          <table:table-cell office:value-type="float" office:value="55.050163">
            <text:p>55.0501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ero Riserva Curlan Gi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2600">
            <text:p>12600</text:p>
          </table:table-cell>
          <table:table-cell office:value-type="float" office:value="6000">
            <text:p>60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(16/07/2023): 3 x 60,00 € da Kellerei Girl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pm7p3pekabgw88zacw</text:p>
          </table:table-cell>
          <table:table-cell office:value-type="string">
            <text:p>RED</text:p>
          </table:table-cell>
          <table:table-cell office:value-type="string">
            <text:p>Pinot Noir Riserva Curlan</text:p>
          </table:table-cell>
          <table:table-cell office:value-type="string">
            <text:p>Girlan</text:p>
          </table:table-cell>
          <table:table-cell office:value-type="float" office:value="47.84028">
            <text:p>47.840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ero Riserva Thalman Cantina Bolza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00">
            <text:p>4400</text:p>
          </table:table-cell>
          <table:table-cell office:value-type="float" office:value="1900">
            <text:p>19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(14/02/2024): 6 x 19,0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tb9f2am5sr20mpeg380</text:p>
          </table:table-cell>
          <table:table-cell office:value-type="string">
            <text:p>RED</text:p>
          </table:table-cell>
          <table:table-cell office:value-type="string">
            <text:p>Pinot Nero Riserva Thalman</text:p>
          </table:table-cell>
          <table:table-cell office:value-type="string">
            <text:p>Kellerei Bozen / Cantina Bolzano</text:p>
          </table:table-cell>
          <table:table-cell office:value-type="float" office:value="41.111603">
            <text:p>41.1116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gnum - Pinot Nero Ludwig Elena Walch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0500">
            <text:p>10500</text:p>
          </table:table-cell>
          <table:table-cell office:value-type="float" office:value="5050">
            <text:p>505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(20/07/2022): 3 x 50,50 € da Avenue - Elena Walch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163y4xhj4xhmpssq3w</text:p>
          </table:table-cell>
          <table:table-cell office:value-type="string">
            <text:p>RED</text:p>
          </table:table-cell>
          <table:table-cell office:value-type="string">
            <text:p>Pinot Nero Ludwig</text:p>
          </table:table-cell>
          <table:table-cell office:value-type="string">
            <text:p>Elena Walch</text:p>
          </table:table-cell>
          <table:table-cell office:value-type="float" office:value="57.390793">
            <text:p>57.3907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ero Oltrepò Pavese Conte Vistari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800">
            <text:p>4800</text:p>
          </table:table-cell>
          <table:table-cell office:value-type="float" office:value="2100">
            <text:p>21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(20/08/2022): 4 x 21,0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qz2xa5km7p4r8zyag1</text:p>
          </table:table-cell>
          <table:table-cell office:value-type="string">
            <text:p>RED</text:p>
          </table:table-cell>
          <table:table-cell office:value-type="string">
            <text:p>Pinot Nero dell'Oltrepo Pavese</text:p>
          </table:table-cell>
          <table:table-cell office:value-type="string">
            <text:p>Conte Vistarino</text:p>
          </table:table-cell>
          <table:table-cell office:value-type="float" office:value="52.90722">
            <text:p>52.907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Zweigelt Befehlhof Mitterberg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800">
            <text:p>3800</text:p>
          </table:table-cell>
          <table:table-cell office:value-type="float" office:value="1070">
            <text:p>107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(25/03/2025): 3 x 10,7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sj03esc8nmabec5a794</text:p>
          </table:table-cell>
          <table:table-cell office:value-type="string">
            <text:p>RED</text:p>
          </table:table-cell>
          <table:table-cell office:value-type="string">
            <text:p>Zweigelt</text:p>
          </table:table-cell>
          <table:table-cell office:value-type="string">
            <text:p>Befehlhof</text:p>
          </table:table-cell>
          <table:table-cell office:value-type="float" office:value="38.76727">
            <text:p>38.767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Fihl Alto Adige Dipoli Pet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000">
            <text:p>4000</text:p>
          </table:table-cell>
          <table:table-cell office:value-type="float" office:value="1400">
            <text:p>14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(07/06/2024): 18 x 14,0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zek1bgbjcw1vqbme07w4v0</text:p>
          </table:table-cell>
          <table:table-cell office:value-type="string">
            <text:p>RED</text:p>
          </table:table-cell>
          <table:table-cell office:value-type="string">
            <text:p>Merlot Fihl</text:p>
          </table:table-cell>
          <table:table-cell office:value-type="string">
            <text:p>Peter Dipoli</text:p>
          </table:table-cell>
          <table:table-cell office:value-type="float" office:value="53.323154">
            <text:p>53.3231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Dolcetto Mosesco Prunot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1100">
            <text:p>11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(27/09/2024): 12 x 11,0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7qy8jccf5x27d01e64</text:p>
          </table:table-cell>
          <table:table-cell office:value-type="string">
            <text:p>RED</text:p>
          </table:table-cell>
          <table:table-cell office:value-type="string">
            <text:p>Mosesco Dolcetto d'Alba Cru</text:p>
          </table:table-cell>
          <table:table-cell office:value-type="string">
            <text:p>Prunotto</text:p>
          </table:table-cell>
          <table:table-cell office:value-type="float" office:value="38.958466">
            <text:p>38.9584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Langhe Pio Cesar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700">
            <text:p>4700</text:p>
          </table:table-cell>
          <table:table-cell office:value-type="float" office:value="1850">
            <text:p>185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(11/03/2025): 6 x 18,5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g92cb0p4xp1q8hnt2z</text:p>
          </table:table-cell>
          <table:table-cell office:value-type="string">
            <text:p>RED</text:p>
          </table:table-cell>
          <table:table-cell office:value-type="string">
            <text:p>Nebbiolo</text:p>
          </table:table-cell>
          <table:table-cell office:value-type="string">
            <text:p>Pio Cesare</text:p>
          </table:table-cell>
          <table:table-cell office:value-type="float" office:value="43.563602">
            <text:p>43.563602</text:p>
          </table:table-cell>
        </table:table-row>
      </table:table>
      <table:table table:name="Manual (insert ids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ürztraminer Kolben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200">
            <text:p>5200</text:p>
          </table:table-cell>
          <table:table-cell office:value-type="float" office:value="2490">
            <text:p>249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 (16/07/2023): 6 x 24,9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ürztraminer Kastelaz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00">
            <text:p>4600</text:p>
          </table:table-cell>
          <table:table-cell office:value-type="float" office:value="1855">
            <text:p>1855</text:p>
          </table:table-cell>
          <table:table-cell office:value-type="float" office:value="19">
            <text:p>19</text:p>
          </table:table-cell>
          <table:table-cell office:value-type="string"/>
          <table:table-cell office:value-type="string">
            <text:p>Ultimo acquisto pre-vinoteqa  (06/12/2024): 6 x 18,55 € da Avenue - Elena Walch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under Krafus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000">
            <text:p>7000</text:p>
          </table:table-cell>
          <table:table-cell office:value-type="float" office:value="2950">
            <text:p>295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 (31/05/2022): 3 x 29,5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Dunkel Mansum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000">
            <text:p>4000</text:p>
          </table:table-cell>
          <table:table-cell office:value-type="float" office:value="1150">
            <text:p>115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>
            <text:p>Ultimo acquisto pre-vinoteqa  (31/07/2024): 6 x 11,50 € da Azienda Agricola Bellaveder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Praepositu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1870">
            <text:p>187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 (31/01/2023): 6 x 18,70 € da Abbazia Di Novacella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illeunanotte Donnafuga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4310">
            <text:p>431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 (05/12/2022): 2 x 43,1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ori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1200">
            <text:p>1200</text:p>
          </table:table-cell>
          <table:table-cell office:value-type="float" office:value="25">
            <text:p>25</text:p>
          </table:table-cell>
          <table:table-cell office:value-type="string"/>
          <table:table-cell office:value-type="string">
            <text:p>Ultimo acquisto pre-vinoteqa  (30/01/2025): 24 x 12,00 € da Kellerei Terla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ancredi Contessa Entell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2590">
            <text:p>259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 (04/02/2025): 6 x 25,9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chiava Grigia Larcher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850">
            <text:p>8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 (11/08/2023): 6 x 8,5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Juvelo Gewürz. Passi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800">
            <text:p>4800</text:p>
          </table:table-cell>
          <table:table-cell office:value-type="float" office:value="2500">
            <text:p>2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 (04/02/2025): 2 x 25,0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runda Brut - Half bottle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3200">
            <text:p>3200</text:p>
          </table:table-cell>
          <table:table-cell office:value-type="float" office:value="930">
            <text:p>93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(06/12/2023): 6 x 9,3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runda Blanc de Blan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2100">
            <text:p>21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(06/12/2023): 6 x 21,0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ellavista Brut Alm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2900">
            <text:p>29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(06/03/2025): 4 x 29,0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rut Balter Trentodo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5000">
            <text:p>5000</text:p>
          </table:table-cell>
          <table:table-cell office:value-type="float" office:value="2440">
            <text:p>244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(06/06/2023): 6 x 24,40 € da Liber International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ollé Rosè Spuman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27">
            <text:p>27</text:p>
          </table:table-cell>
          <table:table-cell office:value-type="string"/>
          <table:table-cell office:value-type="string">
            <text:p>Ultimo acquisto pre-vinoteqa (16/12/2023): 30 x 5,40 € da Agricola Andreola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mpagne Ruinart 0,375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7500">
            <text:p>7500</text:p>
          </table:table-cell>
          <table:table-cell office:value-type="float" office:value="3390">
            <text:p>339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(19/12/2024): 1 x 33,9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mpagne Ruinar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200">
            <text:p>11200</text:p>
          </table:table-cell>
          <table:table-cell office:value-type="float" office:value="4990">
            <text:p>499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(19/12/2024): 1 x 49,9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uvée di Gabry Rosé Dry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office:value-type="float" office:value="63">
            <text:p>63</text:p>
          </table:table-cell>
          <table:table-cell office:value-type="string"/>
          <table:table-cell office:value-type="string">
            <text:p>Ultimo acquisto pre-vinoteqa (25/01/2025): 36 x 5,90 € da La Tordera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Ferrari Trento Brut Perlé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500">
            <text:p>6500</text:p>
          </table:table-cell>
          <table:table-cell office:value-type="float" office:value="2785">
            <text:p>2785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(07/12/2023): 6 x 27,85 € da Fine Wine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Franciacorta Cà del Bos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2650">
            <text:p>26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(19/12/2024): 2 x 26,5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Franciacorta half bott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1430">
            <text:p>143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(07/06/2024): 6 x 14,3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ethius Doriga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4900">
            <text:p>4900</text:p>
          </table:table-cell>
          <table:table-cell office:value-type="float" office:value="2100">
            <text:p>21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(07/07/2017): 6 x 21,00 € da Azienda Dorigati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rosecco Dirupo Bru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760">
            <text:p>760</text:p>
          </table:table-cell>
          <table:table-cell office:value-type="float" office:value="42">
            <text:p>42</text:p>
          </table:table-cell>
          <table:table-cell office:value-type="string"/>
          <table:table-cell office:value-type="string">
            <text:p>Ultimo acquisto pre-vinoteqa (11/12/2024): 30 x 7,60 € da Agricola Andreola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rosecco Cartizze Torde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1700">
            <text:p>1700</text:p>
          </table:table-cell>
          <table:table-cell office:value-type="float" office:value="21">
            <text:p>21</text:p>
          </table:table-cell>
          <table:table-cell office:value-type="string"/>
          <table:table-cell office:value-type="string">
            <text:p>Ultimo acquisto pre-vinoteqa (25/01/2025): 6 x 17,00 € da La Tordera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Tittoni Millesimato Dry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780">
            <text:p>78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>
            <text:p>Ultimo acquisto pre-vinoteqa (25/01/2025): 12 x 7,80 € da La Tordera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Trento Natur Bellaved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400">
            <text:p>4400</text:p>
          </table:table-cell>
          <table:table-cell office:value-type="float" office:value="1490">
            <text:p>149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>
            <text:p>Ultimo acquisto pre-vinoteqa (09/07/2023): 12 x 14,90 € da Azienda Agricola Bellaveder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Trento Giulio Ferrari Ri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20300">
            <text:p>20300</text:p>
          </table:table-cell>
          <table:table-cell office:value-type="float" office:value="14300">
            <text:p>143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(18/09/2024): 1 x 143,0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Veuve Clicquot Champag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100">
            <text:p>9100</text:p>
          </table:table-cell>
          <table:table-cell office:value-type="float" office:value="4600">
            <text:p>46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(19/12/2024): 2 x 46,0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as Dosé Pinot Noi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900">
            <text:p>4900</text:p>
          </table:table-cell>
          <table:table-cell office:value-type="float" office:value="2360">
            <text:p>236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(25/06/2024): 6 x 23,60 € da Fine Wine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pumante Fujente Bianco - Coppado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>
            <text:p>Ultimo acquisto pre-vinoteqa (31/03/2024): 24 x 5,80 € da Tenuta Coppadoro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rosecco Treviso Alnè - La Torde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5">
            <text:p>625</text:p>
          </table:table-cell>
          <table:table-cell office:value-type="float" office:value="42">
            <text:p>42</text:p>
          </table:table-cell>
          <table:table-cell office:value-type="string"/>
          <table:table-cell office:value-type="string">
            <text:p>Ultimo acquisto pre-vinoteqa (18/09/2024): 24 x 6,25 € da La Tordera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Trentodoc Rosé Extra Brut Mos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000">
            <text:p>5000</text:p>
          </table:table-cell>
          <table:table-cell office:value-type="float" office:value="1900">
            <text:p>190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>
            <text:p>Ultimo acquisto pre-vinoteqa (12/06/2023): 6 x 19,00 € da Fine Wine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mpagne Cuveé Rosé Laurent-Perri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800">
            <text:p>11800</text:p>
          </table:table-cell>
          <table:table-cell office:value-type="float" office:value="6020">
            <text:p>602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(05/12/2022): 1 x 60,2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rosecco Dirupo Brut 0,375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430">
            <text:p>43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>
            <text:p>Ultimo acquisto pre-vinoteqa (11/12/2024): 12 x 4,30 € da Agricola Andreola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XXIII - Ai Boschi Brut Andreol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919">
            <text:p>919</text:p>
          </table:table-cell>
          <table:table-cell office:value-type="float" office:value="19">
            <text:p>19</text:p>
          </table:table-cell>
          <table:table-cell office:value-type="string"/>
          <table:table-cell office:value-type="string">
            <text:p>Ultimo acquisto pre-vinoteqa (16/12/2023): 12 x 9,20 € da Agricola Andreola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mpagne Brut Moët Imperia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2500">
            <text:p>12500</text:p>
          </table:table-cell>
          <table:table-cell office:value-type="float" office:value="6490">
            <text:p>649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(19/12/2024): 1 x 64,9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Trentodoc Rosé Nature Riserva Bellaved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800">
            <text:p>4800</text:p>
          </table:table-cell>
          <table:table-cell office:value-type="float" office:value="1960">
            <text:p>196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>
            <text:p>Ultimo acquisto pre-vinoteqa (09/07/2023): 6 x 19,60 € da Azienda Agricola Bellaveder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Trentodoc MAGNUM Rosè Brut Mos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900">
            <text:p>9900</text:p>
          </table:table-cell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(07/12/2024): 6 x 40,00 € da Fine Wine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Franciacorta Brut Annamaria Clementi Cuvé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9000">
            <text:p>19000</text:p>
          </table:table-cell>
          <table:table-cell office:value-type="float" office:value="9570">
            <text:p>957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(23/01/2024): 2 x 95,7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ella Glamour Drink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(12/02/2025): 5 x 5,15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LPL Sunset Rosé Apple Cid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0">
            <text:p>64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(19/07/2024): 6 x 6,4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raeclarus Pas dosé Rosé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950">
            <text:p>195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(19/12/2024): 6 x 19,50 € da Kellerei St. Paul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Fiano di Avellino Exulte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800">
            <text:p>4800</text:p>
          </table:table-cell>
          <table:table-cell office:value-type="float" office:value="2100">
            <text:p>21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(06/07/2022): 6 x 21,00 € da Pellegrini SpA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Altkirch 0,375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1">
            <text:p>2021</text:p>
          </table:table-cell>
          <table:table-cell office:value-type="float" office:value="2200">
            <text:p>2200</text:p>
          </table:table-cell>
          <table:table-cell office:value-type="float" office:value="415">
            <text:p>415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(15/06/2022): 12 x 4,15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Cardelli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1305">
            <text:p>1305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>
            <text:p>Ultimo acquisto pre-vinoteqa (06/12/2024): 18 x 13,05 € da Avenue - Elena Walch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Löwengang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400">
            <text:p>8400</text:p>
          </table:table-cell>
          <table:table-cell office:value-type="float" office:value="4500">
            <text:p>4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(06/12/2024): 2 x 45,0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Altkir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760">
            <text:p>760</text:p>
          </table:table-cell>
          <table:table-cell office:value-type="float" office:value="19">
            <text:p>19</text:p>
          </table:table-cell>
          <table:table-cell office:value-type="string"/>
          <table:table-cell office:value-type="string">
            <text:p>Ultimo acquisto pre-vinoteqa (06/02/2025): 6 x 7,6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ürztraminer F.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1235">
            <text:p>1235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>
            <text:p>Ultimo acquisto pre-vinoteqa (30/09/2024): 12 x 12,35 € da Fine Wine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ürztra. Doc Flora Gir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200">
            <text:p>4200</text:p>
          </table:table-cell>
          <table:table-cell office:value-type="float" office:value="1500">
            <text:p>150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>
            <text:p>Ultimo acquisto pre-vinoteqa (14/12/2024): 6 x 15,00 € da Kellerei Girla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ürztraminer Nussbaum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700">
            <text:p>4700</text:p>
          </table:table-cell>
          <table:table-cell office:value-type="float" office:value="2110">
            <text:p>211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(18/09/2024): 6 x 21,1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ürtraminer Tramin 0,37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2600">
            <text:p>2600</text:p>
          </table:table-cell>
          <table:table-cell office:value-type="float" office:value="580">
            <text:p>58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(06/12/2024): 6 x 5,8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üller Thurgau V. Forch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>
            <text:p>Ultimo acquisto pre-vinoteqa (19/05/2023): 12 x 13,00 € da Cantina Lavis e Valle di Cembra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üller Thurgau Etz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600">
            <text:p>3600</text:p>
          </table:table-cell>
          <table:table-cell office:value-type="float" office:value="1019">
            <text:p>1019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(11/12/2024): 6 x 10,2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üller Thurgau Nössing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1050">
            <text:p>105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>
            <text:p>Ultimo acquisto pre-vinoteqa (30/09/2024): 6 x 10,50 € da Fine Wine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üller Thurgau San Lorenz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690">
            <text:p>690</text:p>
          </table:table-cell>
          <table:table-cell office:value-type="float" office:value="22">
            <text:p>22</text:p>
          </table:table-cell>
          <table:table-cell office:value-type="string"/>
          <table:table-cell office:value-type="string">
            <text:p>Ultimo acquisto pre-vinoteqa (31/07/2024): 18 x 6,90 € da Azienda Agricola Bellaveder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üller Thuragu frizzan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900">
            <text:p>2900</text:p>
          </table:table-cell>
          <table:table-cell office:value-type="float" office:value="630">
            <text:p>63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(10/07/2023): 6 x 6,3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oscato Giallo amabi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720">
            <text:p>72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(19/09/2023): 2 x 7,2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Nosiola Trentino Sole Al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919">
            <text:p>919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>
            <text:p>Ultimo acquisto pre-vinoteqa (11/09/2024): 12 x 9,20 € da Liber International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grigio Ringberg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300">
            <text:p>4300</text:p>
          </table:table-cell>
          <table:table-cell office:value-type="float" office:value="1565">
            <text:p>1565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(06/12/2024): 6 x 15,65 € da Avenue - Elena Walch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bianco Plattenrieg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969">
            <text:p>969</text:p>
          </table:table-cell>
          <table:table-cell office:value-type="float" office:value="32">
            <text:p>32</text:p>
          </table:table-cell>
          <table:table-cell office:value-type="string"/>
          <table:table-cell office:value-type="string">
            <text:p>Ultimo acquisto pre-vinoteqa (14/12/2024): 24 x 9,70 € da Kellerei Girla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Falkenste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350">
            <text:p>135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>
            <text:p>Ultimo acquisto pre-vinoteqa (13/02/2025): 6 x 13,5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Kaiton Kuen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100">
            <text:p>4100</text:p>
          </table:table-cell>
          <table:table-cell office:value-type="float" office:value="1470">
            <text:p>147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>
            <text:p>Ultimo acquisto pre-vinoteqa (13/02/2025): 6 x 14,7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Unterortl Juva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700">
            <text:p>4700</text:p>
          </table:table-cell>
          <table:table-cell office:value-type="float" office:value="1989">
            <text:p>1989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(13/02/2025): 3 x 19,9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 Valentin 0,375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3100">
            <text:p>3100</text:p>
          </table:table-cell>
          <table:table-cell office:value-type="float" office:value="969">
            <text:p>969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(14/06/2023): 6 x 9,7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 Niedrist Ignaz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1540">
            <text:p>154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(16/07/2024): 6 x 15,40 € da Fine Wine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oave Classico Calvari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1705">
            <text:p>1705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>
            <text:p>Ultimo acquisto pre-vinoteqa (13/02/2025): 12 x 17,05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ylvaner Kuenhof Plig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1395">
            <text:p>1395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(01/02/2024): 6 x 13,95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ylvaner Villscheider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960">
            <text:p>96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(27/12/2024): 6 x 9,6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Terlaner Classi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1030">
            <text:p>1030</text:p>
          </table:table-cell>
          <table:table-cell office:value-type="float" office:value="34">
            <text:p>34</text:p>
          </table:table-cell>
          <table:table-cell office:value-type="string"/>
          <table:table-cell office:value-type="string">
            <text:p>Ultimo acquisto pre-vinoteqa (30/01/2025): 18 x 10,30 € da Kellerei Terla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ernaccia di S. Gimigna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695">
            <text:p>695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(07/12/2023): 6 x 6,95 € da Fine Wine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Terlaner Sauvignon Quarz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2799">
            <text:p>2799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(06/07/2022): 6 x 27,99 € da na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Grigio St. Paul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300">
            <text:p>3300</text:p>
          </table:table-cell>
          <table:table-cell office:value-type="float" office:value="690">
            <text:p>690</text:p>
          </table:table-cell>
          <table:table-cell office:value-type="float" office:value="25">
            <text:p>25</text:p>
          </table:table-cell>
          <table:table-cell office:value-type="string"/>
          <table:table-cell office:value-type="string">
            <text:p>Ultimo acquisto pre-vinoteqa (19/12/2024): 24 x 6,90 € da Kellerei St. Paul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agnum Pinot Bianco Sirmi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4100">
            <text:p>41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>
            <text:p>Ultimo acquisto pre-vinoteqa (25/01/2025): 1 x 41,0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agnum - Lugana Cà dei Fra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(14/06/2023): 1 x 27,2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fefferer - Moscato Giallo Colterenz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300">
            <text:p>3300</text:p>
          </table:table-cell>
          <table:table-cell office:value-type="float" office:value="760">
            <text:p>76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>
            <text:p>Ultimo acquisto pre-vinoteqa (25/08/2024): 6 x 7,6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Cardellino Magnum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000">
            <text:p>8000</text:p>
          </table:table-cell>
          <table:table-cell office:value-type="float" office:value="2680">
            <text:p>268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(06/12/2024): 1 x 26,80 € da Avenue - Elena Walch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erdicchio di Matelica Colle Stefa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300">
            <text:p>3300</text:p>
          </table:table-cell>
          <table:table-cell office:value-type="float" office:value="670">
            <text:p>67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>
            <text:p>Ultimo acquisto pre-vinoteqa (19/03/2025): 12 x 6,7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W... Dreams ... - Jerman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900">
            <text:p>6900</text:p>
          </table:table-cell>
          <table:table-cell office:value-type="float" office:value="3620">
            <text:p>362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(07/12/2024): 6 x 36,20 € da Fine Wine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agnum Müller Thurgau Nössing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200">
            <text:p>7200</text:p>
          </table:table-cell>
          <table:table-cell office:value-type="float" office:value="1700">
            <text:p>17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>
            <text:p>Ultimo acquisto pre-vinoteqa (06/12/2019): 3 x 17,00 € da Fine Wine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agnum Sylvaner Aristo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100">
            <text:p>7100</text:p>
          </table:table-cell>
          <table:table-cell office:value-type="float" office:value="3100">
            <text:p>31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(05/12/2022): 1 x 31,0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Le Viogn BIO Tröpfeltal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00">
            <text:p>4400</text:p>
          </table:table-cell>
          <table:table-cell office:value-type="float" office:value="1720">
            <text:p>172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(16/07/2024): 6 x 17,2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ermentino di Sardegna Olian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890">
            <text:p>89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(19/03/2025): 6 x 8,9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avi del Comundi di Gavi Minai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730">
            <text:p>73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(06/12/2024): 6 x 7,3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rüner Veltliner Tenuta Röck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350">
            <text:p>135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(11/03/2025): 6 x 13,5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Offida Passerina Tenuta Sant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675">
            <text:p>675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(02/02/2024): 6 x 6,75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Orvieto Classico San Giovann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300">
            <text:p>4300</text:p>
          </table:table-cell>
          <table:table-cell office:value-type="float" office:value="1070">
            <text:p>107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>
            <text:p>Ultimo acquisto pre-vinoteqa (06/12/2024): 12 x 10,7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Grigio Isonzo Dessimis Vie di Roman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00">
            <text:p>4600</text:p>
          </table:table-cell>
          <table:table-cell office:value-type="float" office:value="2085">
            <text:p>2085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(30/09/2024): 6 x 20,85 € da Fine Wine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reco IGT Campania 2021 - Pietracup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200">
            <text:p>4200</text:p>
          </table:table-cell>
          <table:table-cell office:value-type="float" office:value="1570">
            <text:p>157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(06/12/2024): 12 x 15,7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Riserva Linticlaru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  <table:table-cell office:value-type="float" office:value="2230">
            <text:p>223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(12/06/2018): 12 x 22,30 € da Fine Wine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vvoltore Moris Farm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2490">
            <text:p>249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(14/03/2024): 3 x 24,9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marone Castagnedi 0,375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8">
            <text:p>2018</text:p>
          </table:table-cell>
          <table:table-cell office:value-type="float" office:value="3900">
            <text:p>3900</text:p>
          </table:table-cell>
          <table:table-cell office:value-type="float" office:value="1195">
            <text:p>1195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>
            <text:p>Ultimo acquisto pre-vinoteqa (10/01/2023): 1 x 11,95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olgheri Sassicai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>
            <text:p>Ultimo acquisto pre-vinoteqa (nan): 0 x nan da na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dolino Classico Fresc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680">
            <text:p>68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>
            <text:p>Ultimo acquisto pre-vinoteqa (01/03/2025): 18 x 6,80 € da Masi Agricola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era d'Alba Vigno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380">
            <text:p>138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(30/09/2024): 6 x 13,80 € da Fine Wine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runello Montalcino Tal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000">
            <text:p>7000</text:p>
          </table:table-cell>
          <table:table-cell office:value-type="float" office:value="2750">
            <text:p>27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(21/05/2022): 6 x 27,50 € da Fine Wine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under Mazzo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900">
            <text:p>4900</text:p>
          </table:table-cell>
          <table:table-cell office:value-type="float" office:value="1630">
            <text:p>163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(12/06/2023): 12 x 16,30 € da Fine Wine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hianti Fonterutoli 0,375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0">
            <text:p>2020</text:p>
          </table:table-cell>
          <table:table-cell office:value-type="float" office:value="3000">
            <text:p>3000</text:p>
          </table:table-cell>
          <table:table-cell office:value-type="float" office:value="940">
            <text:p>94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(05/12/2022): 6 x 9,4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Ris. Campa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00">
            <text:p>3800</text:p>
          </table:table-cell>
          <table:table-cell office:value-type="float" office:value="1150">
            <text:p>11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(25/01/2025): 6 x 11,5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Sauvignon Lafo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9900">
            <text:p>9900</text:p>
          </table:table-cell>
          <table:table-cell office:value-type="float" office:value="4290">
            <text:p>429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(20/07/2022): 3 x 42,9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hianti Badia Passigna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7600">
            <text:p>7600</text:p>
          </table:table-cell>
          <table:table-cell office:value-type="float" office:value="2800">
            <text:p>28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>
            <text:p>Ultimo acquisto pre-vinoteqa (28/05/2024): 6 x 28,00 € da Marchesi Antinori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Istrice 0,375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2">
            <text:p>2012</text:p>
          </table:table-cell>
          <table:table-cell office:value-type="float" office:value="3100">
            <text:p>3100</text:p>
          </table:table-cell>
          <table:table-cell office:value-type="float" office:value="1080">
            <text:p>108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(12/06/2023): 4 x 10,8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Fojaneghe Ross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400">
            <text:p>4400</text:p>
          </table:table-cell>
          <table:table-cell office:value-type="float" office:value="1670">
            <text:p>167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>
            <text:p>Ultimo acquisto pre-vinoteqa (01/03/2025): 12 x 16,70 € da Masi Agricola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Granato Foradori Elisab.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6500">
            <text:p>6500</text:p>
          </table:table-cell>
          <table:table-cell office:value-type="float" office:value="3000">
            <text:p>30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(09/03/2022): 6 x 30,00 € da Az. Agricola Foradori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inticlarus Cuveé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000">
            <text:p>6000</text:p>
          </table:table-cell>
          <table:table-cell office:value-type="float" office:value="2940">
            <text:p>294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>
            <text:p>Ultimo acquisto pre-vinoteqa (07/12/2023): 6 x 29,40 € da Fine Wine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e Volte dell' Ornellai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1750">
            <text:p>175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(04/02/2025): 6 x 17,5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Tenuta Waldgrie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1150">
            <text:p>1150</text:p>
          </table:table-cell>
          <table:table-cell office:value-type="float" office:value="25">
            <text:p>25</text:p>
          </table:table-cell>
          <table:table-cell office:value-type="string"/>
          <table:table-cell office:value-type="string">
            <text:p>Ultimo acquisto pre-vinoteqa (04/02/2025): 12 x 11,5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3150">
            <text:p>315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(21/03/2024): 6 x 31,5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Mayr Unterganz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2150">
            <text:p>21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(07/06/2024): 6 x 21,5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Tor di Lup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500">
            <text:p>5500</text:p>
          </table:table-cell>
          <table:table-cell office:value-type="float" office:value="2248">
            <text:p>2248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(30/01/2025): 6 x 22,48 € da Kellerei Andria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iserva Carlot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000">
            <text:p>4000</text:p>
          </table:table-cell>
          <table:table-cell office:value-type="float" office:value="1360">
            <text:p>136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>
            <text:p>Ultimo acquisto pre-vinoteqa (30/09/2024): 12 x 13,60 € da Fine Wine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iserva 0,375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7">
            <text:p>2017</text:p>
          </table:table-cell>
          <table:table-cell office:value-type="float" office:value="3100">
            <text:p>3100</text:p>
          </table:table-cell>
          <table:table-cell office:value-type="float" office:value="1150">
            <text:p>115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(31/05/2022): 6 x 11,5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marein 2013 Mayr Josep.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(nan): 0 x nan da na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marein 2014 Josef May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(nan): 0 x nan da na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uracher Sand Forad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100">
            <text:p>4100</text:p>
          </table:table-cell>
          <table:table-cell office:value-type="float" office:value="1250">
            <text:p>125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(09/03/2022): 18 x 12,50 € da Mauracher Agricola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rzemino d'Isera Trent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500">
            <text:p>3500</text:p>
          </table:table-cell>
          <table:table-cell office:value-type="float" office:value="890">
            <text:p>89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(20/08/2024): 6 x 8,9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Siebeneich 0,375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5">
            <text:p>2015</text:p>
          </table:table-cell>
          <table:table-cell office:value-type="float" office:value="2800">
            <text:p>2800</text:p>
          </table:table-cell>
          <table:table-cell office:value-type="float" office:value="640">
            <text:p>64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(05/07/2018): 12 x 6,40 € da Schreckbichl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rellino di Scansa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600">
            <text:p>3600</text:p>
          </table:table-cell>
          <table:table-cell office:value-type="float" office:value="1070">
            <text:p>107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(01/10/2024): 3 x 10,7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Trattman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600">
            <text:p>5600</text:p>
          </table:table-cell>
          <table:table-cell office:value-type="float" office:value="3250">
            <text:p>325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>
            <text:p>Ultimo acquisto pre-vinoteqa (14/12/2024): 6 x 32,50 € da Kellerei Girla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Vigna Cantang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/>
          <table:table-cell office:value-type="string">
            <text:p>Ultimo acquisto pre-vinoteqa (14/12/2024): 12 x nan da Pellegrini SpA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Patricia 0,375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1">
            <text:p>2021</text:p>
          </table:table-cell>
          <table:table-cell office:value-type="float" office:value="2800">
            <text:p>2800</text:p>
          </table:table-cell>
          <table:table-cell office:value-type="float" office:value="570">
            <text:p>57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>
            <text:p>Ultimo acquisto pre-vinoteqa (19/06/2023): 12 x 5,70 € da Kellerei Girla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Abtei Mu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700">
            <text:p>4700</text:p>
          </table:table-cell>
          <table:table-cell office:value-type="float" office:value="1860">
            <text:p>186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>
            <text:p>Ultimo acquisto pre-vinoteqa (24/06/2023): 6 x 18,60 € da Convento Muri Grie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Schweiz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700">
            <text:p>5700</text:p>
          </table:table-cell>
          <table:table-cell office:value-type="float" office:value="3000">
            <text:p>30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>
            <text:p>Ultimo acquisto pre-vinoteqa (13/02/2025): 6 x 30,0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Monticol Ris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300">
            <text:p>4300</text:p>
          </table:table-cell>
          <table:table-cell office:value-type="float" office:value="1555">
            <text:p>1555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>
            <text:p>Ultimo acquisto pre-vinoteqa (23/01/2024): 12 x 15,55 € da Kellerei Terla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Vigna Gang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6000">
            <text:p>16000</text:p>
          </table:table-cell>
          <table:table-cell office:value-type="float" office:value="7000">
            <text:p>70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(11/12/2019): 2 x 70,00 € da Kellerei Girla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Faedi Bellave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1550">
            <text:p>155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(31/07/2024): 6 x 15,50 € da Azienda Agricola Bellaveder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fosco Peduncolo Ross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300">
            <text:p>4300</text:p>
          </table:table-cell>
          <table:table-cell office:value-type="float" office:value="1552">
            <text:p>1552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>
            <text:p>Ultimo acquisto pre-vinoteqa (14/06/2024): 12 x 15,52 € da Livio Felluga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osè Lagrein Mayr Josep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1200">
            <text:p>12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(07/06/2024): 6 x 12,0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e Rose de Maninco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200">
            <text:p>4200</text:p>
          </table:table-cell>
          <table:table-cell office:value-type="float" office:value="1550">
            <text:p>155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>
            <text:p>Ultimo acquisto pre-vinoteqa (11/09/2024): 6 x 15,5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uri Rosé Lagrein Kretz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770">
            <text:p>770</text:p>
          </table:table-cell>
          <table:table-cell office:value-type="float" office:value="31">
            <text:p>31</text:p>
          </table:table-cell>
          <table:table-cell office:value-type="string"/>
          <table:table-cell office:value-type="string">
            <text:p>Ultimo acquisto pre-vinoteqa (05/02/2025): 24 x 7,70 € da Convento Muri Grie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eroldego Riserva Rotali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800">
            <text:p>3800</text:p>
          </table:table-cell>
          <table:table-cell office:value-type="float" office:value="1120">
            <text:p>112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(25/08/2024): 6 x 11,2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eroldego Foradori Elisab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380">
            <text:p>138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(11/12/2024): 6 x 13,8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erre Brune Santad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3290">
            <text:p>329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(31/05/2022): 2 x 32,9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urriga Antonio Argiol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  <table:table-cell office:value-type="float" office:value="7950">
            <text:p>795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(25/01/2025): 2 x 79,5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n Leonardo Gonzag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100">
            <text:p>9100</text:p>
          </table:table-cell>
          <table:table-cell office:value-type="float" office:value="5990">
            <text:p>599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(31/05/2022): 6 x 59,9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ernatsch Gschleier Girl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1350">
            <text:p>1350</text:p>
          </table:table-cell>
          <table:table-cell office:value-type="float" office:value="28">
            <text:p>28</text:p>
          </table:table-cell>
          <table:table-cell office:value-type="string"/>
          <table:table-cell office:value-type="string">
            <text:p>Ultimo acquisto pre-vinoteqa (17/08/2024): 12 x 13,50 € da Kellerei Girla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448 s.l.m. Rosso Cuveé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200">
            <text:p>3200</text:p>
          </table:table-cell>
          <table:table-cell office:value-type="float" office:value="595">
            <text:p>595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>
            <text:p>Ultimo acquisto pre-vinoteqa (14/12/2024): 12 x 5,95 € da Kellerei Girla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t. Magdalener 0,375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7">
            <text:p>2017</text:p>
          </table:table-cell>
          <table:table-cell office:value-type="float" office:value="2500">
            <text:p>2500</text:p>
          </table:table-cell>
          <table:table-cell office:value-type="float" office:value="330">
            <text:p>33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(10/12/2018): 12 x 3,30 € da Kellerei Nals Margreid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t. Magdalener Gojer F.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1260">
            <text:p>1260</text:p>
          </table:table-cell>
          <table:table-cell office:value-type="float" office:value="47">
            <text:p>47</text:p>
          </table:table-cell>
          <table:table-cell office:value-type="string"/>
          <table:table-cell office:value-type="string">
            <text:p>Ultimo acquisto pre-vinoteqa (11/06/2024): 24 x 12,60 € da Franz Gojer - Glögglhof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t. Magdalener J. May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1200">
            <text:p>1200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>
            <text:p>Ultimo acquisto pre-vinoteqa (23/08/2024): 12 x 12,0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olaia Marchesi Antin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  <table:table-cell office:value-type="float" office:value="17470">
            <text:p>1747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(20/05/2017): 6 x 174,7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ino Nobile Asinone Poliz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000">
            <text:p>8000</text:p>
          </table:table-cell>
          <table:table-cell office:value-type="float" office:value="3925">
            <text:p>3925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(07/06/2024): 2 x 39,25 € da Fine Wine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ino Nobile Boscarell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700">
            <text:p>4700</text:p>
          </table:table-cell>
          <table:table-cell office:value-type="float" office:value="2050">
            <text:p>205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(25/01/2025): 6 x 20,5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rrocco Albana di Romag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(nan): 0 x nan da na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scato Rosa F.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1">
            <text:p>2001</text:p>
          </table:table-cell>
          <table:table-cell office:value-type="float" office:value="4500">
            <text:p>4500</text:p>
          </table:table-cell>
          <table:table-cell office:value-type="float" office:value="1930">
            <text:p>193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(31/01/2020): 3 x 19,30 € da Fine Wine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scato Rosa Muri Grie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0">
            <text:p>2000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(nan): 0 x nan da na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raepositus Kerner Passi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(nan): 0 x nan da na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pa XI Porto ~ Goj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(nan): 0 x nan da na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marein 2015 Josephus May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7800">
            <text:p>7800</text:p>
          </table:table-cell>
          <table:table-cell office:value-type="float" office:value="3290">
            <text:p>329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(04/07/2017): 6 x 32,9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etit Manseng Passion - Cantina St. Paul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000">
            <text:p>4000</text:p>
          </table:table-cell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>
            <text:p>Ultimo acquisto pre-vinoteqa (11/12/2019): 6 x 16,00 € da Kellerei St. Paul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rzio - Baron di Paul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000">
            <text:p>6000</text:p>
          </table:table-cell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(02/03/2023): 2 x 25,0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Sauvignon Cor Römigberg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800">
            <text:p>7800</text:p>
          </table:table-cell>
          <table:table-cell office:value-type="float" office:value="3750">
            <text:p>375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(06/12/2024): 3 x 37,5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 - Laurin Cantina Cornaian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6900">
            <text:p>6900</text:p>
          </table:table-cell>
          <table:table-cell office:value-type="float" office:value="2400">
            <text:p>24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(19/12/2022): 2 x 24,00 € da Kellerei Girla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2015 Abtei Muri Riserv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800">
            <text:p>5800</text:p>
          </table:table-cell>
          <table:table-cell office:value-type="float" office:value="1920">
            <text:p>1920</text:p>
          </table:table-cell>
          <table:table-cell office:value-type="float" office:value="39">
            <text:p>39</text:p>
          </table:table-cell>
          <table:table-cell office:value-type="string"/>
          <table:table-cell office:value-type="string">
            <text:p>Ultimo acquisto pre-vinoteqa (02/10/2018): 3 x 19,2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 - Lagrein Abtei Muri Riserva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3979">
            <text:p>3979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(05/02/2025): 2 x 39,80 € da Convento Muri Grie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Vigna Klosteranger Mu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>
            <text:p>Ultimo acquisto pre-vinoteqa (15/02/2024): 3 x 50,00 € da Convento Muri Grie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evetrano - Colli di Saler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11720">
            <text:p>1172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(08/06/2018): 4 x 117,20 € da na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 St. Magdalener Vigna Rondel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7600">
            <text:p>7600</text:p>
          </table:table-cell>
          <table:table-cell office:value-type="float" office:value="2620">
            <text:p>262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(24/06/2023): 2 x 26,20 € da Franz Gojer - Glögglhof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erra d'Eclano Aglianico - Quintodecim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000">
            <text:p>5000</text:p>
          </table:table-cell>
          <table:table-cell office:value-type="float" office:value="2400">
            <text:p>24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(12/12/2018): 6 x 24,00 € da Pellegrini SpA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Abtei Muri 2016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000">
            <text:p>5000</text:p>
          </table:table-cell>
          <table:table-cell office:value-type="float" office:value="1550">
            <text:p>1550</text:p>
          </table:table-cell>
          <table:table-cell office:value-type="float" office:value="47">
            <text:p>47</text:p>
          </table:table-cell>
          <table:table-cell office:value-type="string"/>
          <table:table-cell office:value-type="string">
            <text:p>Ultimo acquisto pre-vinoteqa (07/12/2019): 6 x 15,5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ldaro Classico Superiore Quintessenz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1040">
            <text:p>104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>
            <text:p>Ultimo acquisto pre-vinoteqa (20/02/2025): 6 x 10,4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marein 2017 J. May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000">
            <text:p>7000</text:p>
          </table:table-cell>
          <table:table-cell office:value-type="float" office:value="3590">
            <text:p>359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>
            <text:p>Ultimo acquisto pre-vinoteqa (28/06/2019): 6 x 35,90 € da na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osato Schiava - Rosé Vernatsch Goj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885">
            <text:p>885</text:p>
          </table:table-cell>
          <table:table-cell office:value-type="float" office:value="26">
            <text:p>26</text:p>
          </table:table-cell>
          <table:table-cell office:value-type="string"/>
          <table:table-cell office:value-type="string">
            <text:p>Ultimo acquisto pre-vinoteqa (11/06/2024): 12 x 8,85 € da Franz Gojer - Glögglhof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runello di Montalcino Poggio al Vento - Col d'Or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5000">
            <text:p>15000</text:p>
          </table:table-cell>
          <table:table-cell office:value-type="float" office:value="7120">
            <text:p>712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(05/12/2022): 1 x 71,2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marein 2018 30° Anniversario J. May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000">
            <text:p>7000</text:p>
          </table:table-cell>
          <table:table-cell office:value-type="float" office:value="3690">
            <text:p>369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(18/08/2020): 3 x 36,9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Abtei Muri 2018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000">
            <text:p>5000</text:p>
          </table:table-cell>
          <table:table-cell office:value-type="float" office:value="1550">
            <text:p>1550</text:p>
          </table:table-cell>
          <table:table-cell office:value-type="float" office:value="32">
            <text:p>32</text:p>
          </table:table-cell>
          <table:table-cell office:value-type="string"/>
          <table:table-cell office:value-type="string">
            <text:p>Ultimo acquisto pre-vinoteqa (13/08/2021): 48 x 15,50 € da Convento Muri Grie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sé Kurtasch - Pinot Nero Rosé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880">
            <text:p>88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(05/01/2024): 12 x 8,8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ino Nobile Boscarelli 0,375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8">
            <text:p>2018</text:p>
          </table:table-cell>
          <table:table-cell office:value-type="float" office:value="3100">
            <text:p>3100</text:p>
          </table:table-cell>
          <table:table-cell office:value-type="float" office:value="1070">
            <text:p>107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(08/01/2022): 6 x 10,7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altellina Inferno Superiore Riserva Rainold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200">
            <text:p>5200</text:p>
          </table:table-cell>
          <table:table-cell office:value-type="float" office:value="2530">
            <text:p>253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(04/02/2025): 4 x 25,3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chiava gentile - Edelvernatsch Hasel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869">
            <text:p>869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(25/03/2025): 6 x 8,7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Zero Infinito CREMISI di Pojer &amp; Sand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1300">
            <text:p>13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(12/06/2023): 6 x 13,00 € da Fine Wine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osato Primitivo Rosett - Tenute Sannell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300">
            <text:p>3300</text:p>
          </table:table-cell>
          <table:table-cell office:value-type="float" office:value="650">
            <text:p>65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>
            <text:p>Ultimo acquisto pre-vinoteqa (31/03/2024): 12 x 6,50 € da Tenuta Coppadoro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osato Anphora Rosé Marie Tröpfeltal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(06/12/2023): 2 x 18,0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etit Manseng Aurie 0,50 c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(nan): 0 x nan da na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Abtei Muri 2020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">
            <text:p>5000</text:p>
          </table:table-cell>
          <table:table-cell office:value-type="float" office:value="1989">
            <text:p>1989</text:p>
          </table:table-cell>
          <table:table-cell office:value-type="float" office:value="45">
            <text:p>45</text:p>
          </table:table-cell>
          <table:table-cell office:value-type="string"/>
          <table:table-cell office:value-type="string">
            <text:p>Ultimo acquisto pre-vinoteqa (27/12/2022): 48 x 19,90 € da Convento Muri Grie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icilia Rosato Lumera Donnafuga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1070">
            <text:p>107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(25/07/2024): 12 x 10,7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Vigneti delle Dolomiti Franz Goj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2500">
            <text:p>25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(11/12/2023): 12 x 25,00 € da Franz Gojer - Glögglhof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ernatsch Meraner Schickenburg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900">
            <text:p>9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(30/01/2025): 6 x 9,0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ro d'Avola Don Antonio Morgan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100">
            <text:p>5100</text:p>
          </table:table-cell>
          <table:table-cell office:value-type="float" office:value="2350">
            <text:p>235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(25/03/2025): 6 x 23,5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t. Magdalener Klassisch Heilman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200">
            <text:p>4200</text:p>
          </table:table-cell>
          <table:table-cell office:value-type="float" office:value="1550">
            <text:p>155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(12/02/2025): 6 x 15,5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marein 2021 Mayr Josephu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500">
            <text:p>8500</text:p>
          </table:table-cell>
          <table:table-cell office:value-type="float" office:value="4290">
            <text:p>429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(26/08/2023): 9 x 42,9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Abtei Muri 2021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1989">
            <text:p>1989</text:p>
          </table:table-cell>
          <table:table-cell office:value-type="float" office:value="51">
            <text:p>51</text:p>
          </table:table-cell>
          <table:table-cell office:value-type="string"/>
          <table:table-cell office:value-type="string">
            <text:p>Ultimo acquisto pre-vinoteqa (15/03/2024): 6 x 19,9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scato d'Asti Canelli Casa Bianca Dogli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1110">
            <text:p>111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(07/06/2024): 2 x 11,1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alpolicella Ripassa Zena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300">
            <text:p>4300</text:p>
          </table:table-cell>
          <table:table-cell office:value-type="float" office:value="1550">
            <text:p>155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(13/03/2025): 6 x 15,5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 - Amistar Cuvée Ross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0800">
            <text:p>10800</text:p>
          </table:table-cell>
          <table:table-cell office:value-type="float" office:value="5430">
            <text:p>543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>
            <text:p>Ultimo acquisto pre-vinoteqa (07/06/2024): 1 x 54,3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hianti Classico Riserva Villa Antin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00">
            <text:p>4400</text:p>
          </table:table-cell>
          <table:table-cell office:value-type="float" office:value="1450">
            <text:p>145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(28/05/2024): 12 x 14,50 € da Marchesi Antinori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marein 2022 Mayr Josephu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900">
            <text:p>8900</text:p>
          </table:table-cell>
          <table:table-cell office:value-type="float" office:value="4610">
            <text:p>461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>
            <text:p>Ultimo acquisto pre-vinoteqa (27/08/2024): 6 x 46,1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osé Rosa Cantina di Bolza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90">
            <text:p>89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(18/07/2024): 5 x 8,9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t. Magdalener Vigna Rondell "R"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100">
            <text:p>5100</text:p>
          </table:table-cell>
          <table:table-cell office:value-type="float" office:value="2500">
            <text:p>2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(06/12/2024): 6 x 25,00 € da Franz Gojer - Glögglhof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osé Felix Anton Baron Long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700">
            <text:p>3700</text:p>
          </table:table-cell>
          <table:table-cell office:value-type="float" office:value="990">
            <text:p>99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(01/12/2024): 5 x 9,9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Abtei Muri 2022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000">
            <text:p>5000</text:p>
          </table:table-cell>
          <table:table-cell office:value-type="float" office:value="2000">
            <text:p>2000</text:p>
          </table:table-cell>
          <table:table-cell office:value-type="float" office:value="48">
            <text:p>48</text:p>
          </table:table-cell>
          <table:table-cell office:value-type="string"/>
          <table:table-cell office:value-type="string">
            <text:p>Ultimo acquisto pre-vinoteqa (05/02/2025): 48 x 20,00 € da Convento Muri Gries</text:p>
          </table:table-cell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